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HI and CR values for Zn        ">
        <table:table-row>
          <table:table-cell table:number-columns-spanned="9" table:number-rows-spanned="1" office:value-type="string">
            <text:p>Initial 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45015">
            <text:p>1.45015</text:p>
          </table:table-cell>
          <table:table-cell office:value-type="float" office:value="0.319286">
            <text:p>0.31928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84926">
            <text:p>1.84926</text:p>
          </table:table-cell>
          <table:table-cell office:value-type="float" office:value="0.411454">
            <text:p>0.4114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6719">
            <text:p>1.6719</text:p>
          </table:table-cell>
          <table:table-cell office:value-type="float" office:value="0.38323">
            <text:p>0.383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6719">
            <text:p>1.6719</text:p>
          </table:table-cell>
          <table:table-cell office:value-type="float" office:value="0.38323">
            <text:p>0.383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6719">
            <text:p>1.6719</text:p>
          </table:table-cell>
          <table:table-cell office:value-type="float" office:value="0.38323">
            <text:p>0.383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00889">
            <text:p>3.00889</text:p>
          </table:table-cell>
          <table:table-cell office:value-type="float" office:value="0.688776">
            <text:p>0.68877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.19739">
            <text:p>2.19739</text:p>
          </table:table-cell>
          <table:table-cell office:value-type="float" office:value="0.496038">
            <text:p>0.49603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98456">
            <text:p>1.98456</text:p>
          </table:table-cell>
          <table:table-cell office:value-type="float" office:value="0.460984">
            <text:p>0.46098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98456">
            <text:p>1.98456</text:p>
          </table:table-cell>
          <table:table-cell office:value-type="float" office:value="0.460984">
            <text:p>0.46098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98456">
            <text:p>1.98456</text:p>
          </table:table-cell>
          <table:table-cell office:value-type="float" office:value="0.460984">
            <text:p>0.46098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45045">
            <text:p>1.45045</text:p>
          </table:table-cell>
          <table:table-cell office:value-type="float" office:value="0.319337">
            <text:p>0.319337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6719">
            <text:p>1.6719</text:p>
          </table:table-cell>
          <table:table-cell office:value-type="float" office:value="0.38323">
            <text:p>0.383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6719">
            <text:p>1.6719</text:p>
          </table:table-cell>
          <table:table-cell office:value-type="float" office:value="0.38323">
            <text:p>0.383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6719">
            <text:p>1.6719</text:p>
          </table:table-cell>
          <table:table-cell office:value-type="float" office:value="0.38323">
            <text:p>0.383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.00949">
            <text:p>3.00949</text:p>
          </table:table-cell>
          <table:table-cell office:value-type="float" office:value="0.688886">
            <text:p>0.68888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98456">
            <text:p>1.98456</text:p>
          </table:table-cell>
          <table:table-cell office:value-type="float" office:value="0.460984">
            <text:p>0.46098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98456">
            <text:p>1.98456</text:p>
          </table:table-cell>
          <table:table-cell office:value-type="float" office:value="0.460984">
            <text:p>0.46098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98456">
            <text:p>1.98456</text:p>
          </table:table-cell>
          <table:table-cell office:value-type="float" office:value="0.460984">
            <text:p>0.46098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30856">
            <text:p>1.30856</text:p>
          </table:table-cell>
          <table:table-cell office:value-type="float" office:value="0.297229">
            <text:p>0.29722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6719">
            <text:p>1.6719</text:p>
          </table:table-cell>
          <table:table-cell office:value-type="float" office:value="0.38323">
            <text:p>0.383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6719">
            <text:p>1.6719</text:p>
          </table:table-cell>
          <table:table-cell office:value-type="float" office:value="0.38323">
            <text:p>0.383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72571">
            <text:p>2.72571</text:p>
          </table:table-cell>
          <table:table-cell office:value-type="float" office:value="0.64173">
            <text:p>0.6417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98456">
            <text:p>1.98456</text:p>
          </table:table-cell>
          <table:table-cell office:value-type="float" office:value="0.460984">
            <text:p>0.46098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98456">
            <text:p>1.98456</text:p>
          </table:table-cell>
          <table:table-cell office:value-type="float" office:value="0.460984">
            <text:p>0.46098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842062">
            <text:p>0.842062</text:p>
          </table:table-cell>
          <table:table-cell office:value-type="float" office:value="0.199036">
            <text:p>0.19903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.07792">
            <text:p>1.07792</text:p>
          </table:table-cell>
          <table:table-cell office:value-type="float" office:value="0.256748">
            <text:p>0.25674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76016">
            <text:p>1.76016</text:p>
          </table:table-cell>
          <table:table-cell office:value-type="float" office:value="0.429978">
            <text:p>0.42997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.2783">
            <text:p>1.2783</text:p>
          </table:table-cell>
          <table:table-cell office:value-type="float" office:value="0.308359">
            <text:p>0.30835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537867">
            <text:p>0.537867</text:p>
          </table:table-cell>
          <table:table-cell office:value-type="float" office:value="0.140211">
            <text:p>0.14021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691039">
            <text:p>0.691039</text:p>
          </table:table-cell>
          <table:table-cell office:value-type="float" office:value="0.180964">
            <text:p>0.18096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.13185">
            <text:p>1.13185</text:p>
          </table:table-cell>
          <table:table-cell office:value-type="float" office:value="0.303099">
            <text:p>0.30309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818024">
            <text:p>0.818024</text:p>
          </table:table-cell>
          <table:table-cell office:value-type="float" office:value="0.216954">
            <text:p>0.21695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537898">
            <text:p>0.537898</text:p>
          </table:table-cell>
          <table:table-cell office:value-type="float" office:value="0.140219">
            <text:p>0.14021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.13191">
            <text:p>1.13191</text:p>
          </table:table-cell>
          <table:table-cell office:value-type="float" office:value="0.303118">
            <text:p>0.303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537898">
            <text:p>0.537898</text:p>
          </table:table-cell>
          <table:table-cell office:value-type="float" office:value="0.140219">
            <text:p>0.14021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691079">
            <text:p>0.691079</text:p>
          </table:table-cell>
          <table:table-cell office:value-type="float" office:value="0.180975">
            <text:p>0.18097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.13191">
            <text:p>1.13191</text:p>
          </table:table-cell>
          <table:table-cell office:value-type="float" office:value="0.303118">
            <text:p>0.303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818071">
            <text:p>0.818071</text:p>
          </table:table-cell>
          <table:table-cell office:value-type="float" office:value="0.216968">
            <text:p>0.21696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498824">
            <text:p>0.498824</text:p>
          </table:table-cell>
          <table:table-cell office:value-type="float" office:value="0.12737">
            <text:p>0.12737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640423">
            <text:p>0.640423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.04833">
            <text:p>1.04833</text:p>
          </table:table-cell>
          <table:table-cell office:value-type="float" office:value="0.275317">
            <text:p>0.275317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.758372">
            <text:p>0.758372</text:p>
          </table:table-cell>
          <table:table-cell office:value-type="float" office:value="0.197118">
            <text:p>0.19711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.457091">
            <text:p>0.457091</text:p>
          </table:table-cell>
          <table:table-cell office:value-type="float" office:value="0.106055">
            <text:p>0.10605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.584637">
            <text:p>0.584637</text:p>
          </table:table-cell>
          <table:table-cell office:value-type="float" office:value="0.136781">
            <text:p>0.13678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0.954">
            <text:p>0.954</text:p>
          </table:table-cell>
          <table:table-cell office:value-type="float" office:value="0.229058">
            <text:p>0.22905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0.6936">
            <text:p>0.6936</text:p>
          </table:table-cell>
          <table:table-cell office:value-type="float" office:value="0.164379">
            <text:p>0.164379</text:p>
          </table:table-cell>
          <table:table-cell/>
          <table:table-cell/>
          <table:table-cell/>
          <table:table-cell/>
        </table:table-row>
      </table:table>
      <table:table table:name="HI and CR values for Pb        ">
        <table:table-row>
          <table:table-cell table:number-columns-spanned="9" table:number-rows-spanned="1" office:value-type="string">
            <text:p>Initial 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933548">
            <text:p>0.0933548</text:p>
          </table:table-cell>
          <table:table-cell office:value-type="float" office:value="0.0343455">
            <text:p>0.0343455</text:p>
          </table:table-cell>
          <table:table-cell office:value-type="float" office:value="3.4598e-8">
            <text:p>3.4598e-8</text:p>
          </table:table-cell>
          <table:table-cell office:value-type="float" office:value="1.32326e-8">
            <text:p>1.32326e-8</text:p>
          </table:table-cell>
          <table:table-cell office:value-type="float" office:value="3.4598e-8">
            <text:p>3.4598e-8</text:p>
          </table:table-cell>
          <table:table-cell office:value-type="float" office:value="1.32326e-8">
            <text:p>1.32326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18481">
            <text:p>0.118481</text:p>
          </table:table-cell>
          <table:table-cell office:value-type="float" office:value="0.0436655">
            <text:p>0.0436655</text:p>
          </table:table-cell>
          <table:table-cell office:value-type="float" office:value="4.3784e-8">
            <text:p>4.3784e-8</text:p>
          </table:table-cell>
          <table:table-cell office:value-type="float" office:value="1.67976e-8">
            <text:p>1.67976e-8</text:p>
          </table:table-cell>
          <table:table-cell office:value-type="float" office:value="7.8382e-8">
            <text:p>7.8382e-8</text:p>
          </table:table-cell>
          <table:table-cell office:value-type="float" office:value="2.13837e-8">
            <text:p>2.13837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952544">
            <text:p>0.0952544</text:p>
          </table:table-cell>
          <table:table-cell office:value-type="float" office:value="0.0335742">
            <text:p>0.0335742</text:p>
          </table:table-cell>
          <table:table-cell office:value-type="float" office:value="3.46722e-8">
            <text:p>3.46722e-8</text:p>
          </table:table-cell>
          <table:table-cell office:value-type="float" office:value="1.27357e-8">
            <text:p>1.27357e-8</text:p>
          </table:table-cell>
          <table:table-cell office:value-type="float" office:value="1.13054e-7">
            <text:p>1.13054e-7</text:p>
          </table:table-cell>
          <table:table-cell office:value-type="float" office:value="2.4889e-8">
            <text:p>2.4889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0952544">
            <text:p>0.0952544</text:p>
          </table:table-cell>
          <table:table-cell office:value-type="float" office:value="0.0335742">
            <text:p>0.0335742</text:p>
          </table:table-cell>
          <table:table-cell office:value-type="float" office:value="3.46722e-8">
            <text:p>3.46722e-8</text:p>
          </table:table-cell>
          <table:table-cell office:value-type="float" office:value="1.27357e-8">
            <text:p>1.27357e-8</text:p>
          </table:table-cell>
          <table:table-cell office:value-type="float" office:value="1.47726e-7">
            <text:p>1.47726e-7</text:p>
          </table:table-cell>
          <table:table-cell office:value-type="float" office:value="2.79582e-8">
            <text:p>2.79582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952544">
            <text:p>0.0952544</text:p>
          </table:table-cell>
          <table:table-cell office:value-type="float" office:value="0.0335742">
            <text:p>0.0335742</text:p>
          </table:table-cell>
          <table:table-cell office:value-type="float" office:value="3.46722e-8">
            <text:p>3.46722e-8</text:p>
          </table:table-cell>
          <table:table-cell office:value-type="float" office:value="1.27357e-8">
            <text:p>1.27357e-8</text:p>
          </table:table-cell>
          <table:table-cell office:value-type="float" office:value="1.82399e-7">
            <text:p>1.82399e-7</text:p>
          </table:table-cell>
          <table:table-cell office:value-type="float" office:value="3.07223e-8">
            <text:p>3.07223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2.01911e-7">
            <text:p>2.01911e-7</text:p>
          </table:table-cell>
          <table:table-cell office:value-type="float" office:value="3.14774e-8">
            <text:p>3.14774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2.21424e-7">
            <text:p>2.21424e-7</text:p>
          </table:table-cell>
          <table:table-cell office:value-type="float" office:value="3.22148e-8">
            <text:p>3.22148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2.40937e-7">
            <text:p>2.40937e-7</text:p>
          </table:table-cell>
          <table:table-cell office:value-type="float" office:value="3.29356e-8">
            <text:p>3.29356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2.6045e-7">
            <text:p>2.6045e-7</text:p>
          </table:table-cell>
          <table:table-cell office:value-type="float" office:value="3.36411e-8">
            <text:p>3.36411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2.79962e-7">
            <text:p>2.79962e-7</text:p>
          </table:table-cell>
          <table:table-cell office:value-type="float" office:value="3.4332e-8">
            <text:p>3.4332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2.88997e-7">
            <text:p>2.88997e-7</text:p>
          </table:table-cell>
          <table:table-cell office:value-type="float" office:value="3.44589e-8">
            <text:p>3.44589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2.98032e-7">
            <text:p>2.98032e-7</text:p>
          </table:table-cell>
          <table:table-cell office:value-type="float" office:value="3.45852e-8">
            <text:p>3.45852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3.07067e-7">
            <text:p>3.07067e-7</text:p>
          </table:table-cell>
          <table:table-cell office:value-type="float" office:value="3.47112e-8">
            <text:p>3.47112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3.16102e-7">
            <text:p>3.16102e-7</text:p>
          </table:table-cell>
          <table:table-cell office:value-type="float" office:value="3.48366e-8">
            <text:p>3.48366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3.25137e-7">
            <text:p>3.25137e-7</text:p>
          </table:table-cell>
          <table:table-cell office:value-type="float" office:value="3.49616e-8">
            <text:p>3.49616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3.34172e-7">
            <text:p>3.34172e-7</text:p>
          </table:table-cell>
          <table:table-cell office:value-type="float" office:value="3.50862e-8">
            <text:p>3.50862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3.43207e-7">
            <text:p>3.43207e-7</text:p>
          </table:table-cell>
          <table:table-cell office:value-type="float" office:value="3.52103e-8">
            <text:p>3.52103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3.52243e-7">
            <text:p>3.52243e-7</text:p>
          </table:table-cell>
          <table:table-cell office:value-type="float" office:value="3.5334e-8">
            <text:p>3.5334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3.61278e-7">
            <text:p>3.61278e-7</text:p>
          </table:table-cell>
          <table:table-cell office:value-type="float" office:value="3.54572e-8">
            <text:p>3.54572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3.70313e-7">
            <text:p>3.70313e-7</text:p>
          </table:table-cell>
          <table:table-cell office:value-type="float" office:value="3.55801e-8">
            <text:p>3.55801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91924">
            <text:p>0.191924</text:p>
          </table:table-cell>
          <table:table-cell office:value-type="float" office:value="0.0717016">
            <text:p>0.0717016</text:p>
          </table:table-cell>
          <table:table-cell office:value-type="float" office:value="7.07478e-8">
            <text:p>7.07478e-8</text:p>
          </table:table-cell>
          <table:table-cell office:value-type="float" office:value="2.75374e-8">
            <text:p>2.75374e-8</text:p>
          </table:table-cell>
          <table:table-cell office:value-type="float" office:value="7.07478e-8">
            <text:p>7.07478e-8</text:p>
          </table:table-cell>
          <table:table-cell office:value-type="float" office:value="2.75374e-8">
            <text:p>2.75374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.141134">
            <text:p>0.141134</text:p>
          </table:table-cell>
          <table:table-cell office:value-type="float" office:value="0.0527567">
            <text:p>0.0527567</text:p>
          </table:table-cell>
          <table:table-cell office:value-type="float" office:value="5.22305e-8">
            <text:p>5.22305e-8</text:p>
          </table:table-cell>
          <table:table-cell office:value-type="float" office:value="2.03165e-8">
            <text:p>2.03165e-8</text:p>
          </table:table-cell>
          <table:table-cell office:value-type="float" office:value="1.22978e-7">
            <text:p>1.22978e-7</text:p>
          </table:table-cell>
          <table:table-cell office:value-type="float" office:value="3.42209e-8">
            <text:p>3.42209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113262">
            <text:p>0.113262</text:p>
          </table:table-cell>
          <table:table-cell office:value-type="float" office:value="0.04049">
            <text:p>0.04049</text:p>
          </table:table-cell>
          <table:table-cell office:value-type="float" office:value="4.12963e-8">
            <text:p>4.12963e-8</text:p>
          </table:table-cell>
          <table:table-cell office:value-type="float" office:value="1.53857e-8">
            <text:p>1.53857e-8</text:p>
          </table:table-cell>
          <table:table-cell office:value-type="float" office:value="1.64275e-7">
            <text:p>1.64275e-7</text:p>
          </table:table-cell>
          <table:table-cell office:value-type="float" office:value="3.75205e-8">
            <text:p>3.75205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13262">
            <text:p>0.113262</text:p>
          </table:table-cell>
          <table:table-cell office:value-type="float" office:value="0.04049">
            <text:p>0.04049</text:p>
          </table:table-cell>
          <table:table-cell office:value-type="float" office:value="4.12963e-8">
            <text:p>4.12963e-8</text:p>
          </table:table-cell>
          <table:table-cell office:value-type="float" office:value="1.53857e-8">
            <text:p>1.53857e-8</text:p>
          </table:table-cell>
          <table:table-cell office:value-type="float" office:value="2.05571e-7">
            <text:p>2.05571e-7</text:p>
          </table:table-cell>
          <table:table-cell office:value-type="float" office:value="4.05525e-8">
            <text:p>4.05525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113262">
            <text:p>0.113262</text:p>
          </table:table-cell>
          <table:table-cell office:value-type="float" office:value="0.04049">
            <text:p>0.04049</text:p>
          </table:table-cell>
          <table:table-cell office:value-type="float" office:value="4.12963e-8">
            <text:p>4.12963e-8</text:p>
          </table:table-cell>
          <table:table-cell office:value-type="float" office:value="1.53857e-8">
            <text:p>1.53857e-8</text:p>
          </table:table-cell>
          <table:table-cell office:value-type="float" office:value="2.46867e-7">
            <text:p>2.46867e-7</text:p>
          </table:table-cell>
          <table:table-cell office:value-type="float" office:value="4.33731e-8">
            <text:p>4.33731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2.70065e-7">
            <text:p>2.70065e-7</text:p>
          </table:table-cell>
          <table:table-cell office:value-type="float" office:value="4.41532e-8">
            <text:p>4.41532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2.93263e-7">
            <text:p>2.93263e-7</text:p>
          </table:table-cell>
          <table:table-cell office:value-type="float" office:value="4.49198e-8">
            <text:p>4.49198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3.16461e-7">
            <text:p>3.16461e-7</text:p>
          </table:table-cell>
          <table:table-cell office:value-type="float" office:value="4.56735e-8">
            <text:p>4.56735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3.39659e-7">
            <text:p>3.39659e-7</text:p>
          </table:table-cell>
          <table:table-cell office:value-type="float" office:value="4.6415e-8">
            <text:p>4.6415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3.62857e-7">
            <text:p>3.62857e-7</text:p>
          </table:table-cell>
          <table:table-cell office:value-type="float" office:value="4.71448e-8">
            <text:p>4.71448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3.73539e-7">
            <text:p>3.73539e-7</text:p>
          </table:table-cell>
          <table:table-cell office:value-type="float" office:value="4.72767e-8">
            <text:p>4.72767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3.8422e-7">
            <text:p>3.8422e-7</text:p>
          </table:table-cell>
          <table:table-cell office:value-type="float" office:value="4.74083e-8">
            <text:p>4.74083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3.94902e-7">
            <text:p>3.94902e-7</text:p>
          </table:table-cell>
          <table:table-cell office:value-type="float" office:value="4.75394e-8">
            <text:p>4.75394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4.05583e-7">
            <text:p>4.05583e-7</text:p>
          </table:table-cell>
          <table:table-cell office:value-type="float" office:value="4.76702e-8">
            <text:p>4.76702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4.16265e-7">
            <text:p>4.16265e-7</text:p>
          </table:table-cell>
          <table:table-cell office:value-type="float" office:value="4.78007e-8">
            <text:p>4.78007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4.26947e-7">
            <text:p>4.26947e-7</text:p>
          </table:table-cell>
          <table:table-cell office:value-type="float" office:value="4.79308e-8">
            <text:p>4.79308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4.37628e-7">
            <text:p>4.37628e-7</text:p>
          </table:table-cell>
          <table:table-cell office:value-type="float" office:value="4.80606e-8">
            <text:p>4.80606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4.4831e-7">
            <text:p>4.4831e-7</text:p>
          </table:table-cell>
          <table:table-cell office:value-type="float" office:value="4.819e-8">
            <text:p>4.819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4.58992e-7">
            <text:p>4.58992e-7</text:p>
          </table:table-cell>
          <table:table-cell office:value-type="float" office:value="4.8319e-8">
            <text:p>4.8319e-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4.69674e-7">
            <text:p>4.69674e-7</text:p>
          </table:table-cell>
          <table:table-cell office:value-type="float" office:value="4.84477e-8">
            <text:p>4.84477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93394">
            <text:p>0.093394</text:p>
          </table:table-cell>
          <table:table-cell office:value-type="float" office:value="0.0343627">
            <text:p>0.0343627</text:p>
          </table:table-cell>
          <table:table-cell office:value-type="float" office:value="3.46134e-8">
            <text:p>3.46134e-8</text:p>
          </table:table-cell>
          <table:table-cell office:value-type="float" office:value="1.32394e-8">
            <text:p>1.32394e-8</text:p>
          </table:table-cell>
          <table:table-cell office:value-type="float" office:value="3.46134e-8">
            <text:p>3.46134e-8</text:p>
          </table:table-cell>
          <table:table-cell office:value-type="float" office:value="1.32394e-8">
            <text:p>1.32394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952544">
            <text:p>0.0952544</text:p>
          </table:table-cell>
          <table:table-cell office:value-type="float" office:value="0.0335742">
            <text:p>0.0335742</text:p>
          </table:table-cell>
          <table:table-cell office:value-type="float" office:value="3.46722e-8">
            <text:p>3.46722e-8</text:p>
          </table:table-cell>
          <table:table-cell office:value-type="float" office:value="1.27357e-8">
            <text:p>1.27357e-8</text:p>
          </table:table-cell>
          <table:table-cell office:value-type="float" office:value="6.92856e-8">
            <text:p>6.92856e-8</text:p>
          </table:table-cell>
          <table:table-cell office:value-type="float" office:value="1.83707e-8">
            <text:p>1.83707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0952544">
            <text:p>0.0952544</text:p>
          </table:table-cell>
          <table:table-cell office:value-type="float" office:value="0.0335742">
            <text:p>0.0335742</text:p>
          </table:table-cell>
          <table:table-cell office:value-type="float" office:value="3.46722e-8">
            <text:p>3.46722e-8</text:p>
          </table:table-cell>
          <table:table-cell office:value-type="float" office:value="1.27357e-8">
            <text:p>1.27357e-8</text:p>
          </table:table-cell>
          <table:table-cell office:value-type="float" office:value="1.03958e-7">
            <text:p>1.03958e-7</text:p>
          </table:table-cell>
          <table:table-cell office:value-type="float" office:value="2.23535e-8">
            <text:p>2.23535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952544">
            <text:p>0.0952544</text:p>
          </table:table-cell>
          <table:table-cell office:value-type="float" office:value="0.0335742">
            <text:p>0.0335742</text:p>
          </table:table-cell>
          <table:table-cell office:value-type="float" office:value="3.46722e-8">
            <text:p>3.46722e-8</text:p>
          </table:table-cell>
          <table:table-cell office:value-type="float" office:value="1.27357e-8">
            <text:p>1.27357e-8</text:p>
          </table:table-cell>
          <table:table-cell office:value-type="float" office:value="1.3863e-7">
            <text:p>1.3863e-7</text:p>
          </table:table-cell>
          <table:table-cell office:value-type="float" office:value="2.5727e-8">
            <text:p>2.5727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1.58143e-7">
            <text:p>1.58143e-7</text:p>
          </table:table-cell>
          <table:table-cell office:value-type="float" office:value="2.66242e-8">
            <text:p>2.66242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1.77655e-7">
            <text:p>1.77655e-7</text:p>
          </table:table-cell>
          <table:table-cell office:value-type="float" office:value="2.7492e-8">
            <text:p>2.7492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1.97168e-7">
            <text:p>1.97168e-7</text:p>
          </table:table-cell>
          <table:table-cell office:value-type="float" office:value="2.83333e-8">
            <text:p>2.83333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2.16681e-7">
            <text:p>2.16681e-7</text:p>
          </table:table-cell>
          <table:table-cell office:value-type="float" office:value="2.91504e-8">
            <text:p>2.91504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2.36194e-7">
            <text:p>2.36194e-7</text:p>
          </table:table-cell>
          <table:table-cell office:value-type="float" office:value="2.99451e-8">
            <text:p>2.99451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2.45229e-7">
            <text:p>2.45229e-7</text:p>
          </table:table-cell>
          <table:table-cell office:value-type="float" office:value="3.00905e-8">
            <text:p>3.00905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2.54264e-7">
            <text:p>2.54264e-7</text:p>
          </table:table-cell>
          <table:table-cell office:value-type="float" office:value="3.02351e-8">
            <text:p>3.02351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2.63298e-7">
            <text:p>2.63298e-7</text:p>
          </table:table-cell>
          <table:table-cell office:value-type="float" office:value="3.0379e-8">
            <text:p>3.0379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2.72333e-7">
            <text:p>2.72333e-7</text:p>
          </table:table-cell>
          <table:table-cell office:value-type="float" office:value="3.05223e-8">
            <text:p>3.05223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2.81368e-7">
            <text:p>2.81368e-7</text:p>
          </table:table-cell>
          <table:table-cell office:value-type="float" office:value="3.06649e-8">
            <text:p>3.06649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2.90404e-7">
            <text:p>2.90404e-7</text:p>
          </table:table-cell>
          <table:table-cell office:value-type="float" office:value="3.08068e-8">
            <text:p>3.08068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2.99439e-7">
            <text:p>2.99439e-7</text:p>
          </table:table-cell>
          <table:table-cell office:value-type="float" office:value="3.09481e-8">
            <text:p>3.09481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3.08474e-7">
            <text:p>3.08474e-7</text:p>
          </table:table-cell>
          <table:table-cell office:value-type="float" office:value="3.10888e-8">
            <text:p>3.10888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3.17509e-7">
            <text:p>3.17509e-7</text:p>
          </table:table-cell>
          <table:table-cell office:value-type="float" office:value="3.12288e-8">
            <text:p>3.12288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3.26544e-7">
            <text:p>3.26544e-7</text:p>
          </table:table-cell>
          <table:table-cell office:value-type="float" office:value="3.13682e-8">
            <text:p>3.13682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3.35543e-7">
            <text:p>3.35543e-7</text:p>
          </table:table-cell>
          <table:table-cell office:value-type="float" office:value="3.15078e-8">
            <text:p>3.15078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.192002">
            <text:p>0.192002</text:p>
          </table:table-cell>
          <table:table-cell office:value-type="float" office:value="0.0717368">
            <text:p>0.0717368</text:p>
          </table:table-cell>
          <table:table-cell office:value-type="float" office:value="7.07786e-8">
            <text:p>7.07786e-8</text:p>
          </table:table-cell>
          <table:table-cell office:value-type="float" office:value="2.75515e-8">
            <text:p>2.75515e-8</text:p>
          </table:table-cell>
          <table:table-cell office:value-type="float" office:value="7.07786e-8">
            <text:p>7.07786e-8</text:p>
          </table:table-cell>
          <table:table-cell office:value-type="float" office:value="2.75515e-8">
            <text:p>2.75515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113262">
            <text:p>0.113262</text:p>
          </table:table-cell>
          <table:table-cell office:value-type="float" office:value="0.04049">
            <text:p>0.04049</text:p>
          </table:table-cell>
          <table:table-cell office:value-type="float" office:value="4.12963e-8">
            <text:p>4.12963e-8</text:p>
          </table:table-cell>
          <table:table-cell office:value-type="float" office:value="1.53857e-8">
            <text:p>1.53857e-8</text:p>
          </table:table-cell>
          <table:table-cell office:value-type="float" office:value="1.12075e-7">
            <text:p>1.12075e-7</text:p>
          </table:table-cell>
          <table:table-cell office:value-type="float" office:value="3.15564e-8">
            <text:p>3.15564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13262">
            <text:p>0.113262</text:p>
          </table:table-cell>
          <table:table-cell office:value-type="float" office:value="0.04049">
            <text:p>0.04049</text:p>
          </table:table-cell>
          <table:table-cell office:value-type="float" office:value="4.12963e-8">
            <text:p>4.12963e-8</text:p>
          </table:table-cell>
          <table:table-cell office:value-type="float" office:value="1.53857e-8">
            <text:p>1.53857e-8</text:p>
          </table:table-cell>
          <table:table-cell office:value-type="float" office:value="1.53371e-7">
            <text:p>1.53371e-7</text:p>
          </table:table-cell>
          <table:table-cell office:value-type="float" office:value="3.51073e-8">
            <text:p>3.51073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113262">
            <text:p>0.113262</text:p>
          </table:table-cell>
          <table:table-cell office:value-type="float" office:value="0.04049">
            <text:p>0.04049</text:p>
          </table:table-cell>
          <table:table-cell office:value-type="float" office:value="4.12963e-8">
            <text:p>4.12963e-8</text:p>
          </table:table-cell>
          <table:table-cell office:value-type="float" office:value="1.53857e-8">
            <text:p>1.53857e-8</text:p>
          </table:table-cell>
          <table:table-cell office:value-type="float" office:value="1.94667e-7">
            <text:p>1.94667e-7</text:p>
          </table:table-cell>
          <table:table-cell office:value-type="float" office:value="3.83307e-8">
            <text:p>3.83307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2.17865e-7">
            <text:p>2.17865e-7</text:p>
          </table:table-cell>
          <table:table-cell office:value-type="float" office:value="3.92113e-8">
            <text:p>3.92113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2.41063e-7">
            <text:p>2.41063e-7</text:p>
          </table:table-cell>
          <table:table-cell office:value-type="float" office:value="4.00725e-8">
            <text:p>4.00725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2.64261e-7">
            <text:p>2.64261e-7</text:p>
          </table:table-cell>
          <table:table-cell office:value-type="float" office:value="4.09156e-8">
            <text:p>4.09156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2.87459e-7">
            <text:p>2.87459e-7</text:p>
          </table:table-cell>
          <table:table-cell office:value-type="float" office:value="4.17417e-8">
            <text:p>4.17417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3.10657e-7">
            <text:p>3.10657e-7</text:p>
          </table:table-cell>
          <table:table-cell office:value-type="float" office:value="4.25517e-8">
            <text:p>4.25517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3.21339e-7">
            <text:p>3.21339e-7</text:p>
          </table:table-cell>
          <table:table-cell office:value-type="float" office:value="4.26978e-8">
            <text:p>4.26978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3.3202e-7">
            <text:p>3.3202e-7</text:p>
          </table:table-cell>
          <table:table-cell office:value-type="float" office:value="4.28434e-8">
            <text:p>4.28434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3.42702e-7">
            <text:p>3.42702e-7</text:p>
          </table:table-cell>
          <table:table-cell office:value-type="float" office:value="4.29885e-8">
            <text:p>4.29885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3.53383e-7">
            <text:p>3.53383e-7</text:p>
          </table:table-cell>
          <table:table-cell office:value-type="float" office:value="4.31332e-8">
            <text:p>4.31332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3.64065e-7">
            <text:p>3.64065e-7</text:p>
          </table:table-cell>
          <table:table-cell office:value-type="float" office:value="4.32773e-8">
            <text:p>4.32773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3.74747e-7">
            <text:p>3.74747e-7</text:p>
          </table:table-cell>
          <table:table-cell office:value-type="float" office:value="4.3421e-8">
            <text:p>4.3421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3.85429e-7">
            <text:p>3.85429e-7</text:p>
          </table:table-cell>
          <table:table-cell office:value-type="float" office:value="4.35641e-8">
            <text:p>4.35641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3.96111e-7">
            <text:p>3.96111e-7</text:p>
          </table:table-cell>
          <table:table-cell office:value-type="float" office:value="4.37069e-8">
            <text:p>4.37069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4.06793e-7">
            <text:p>4.06793e-7</text:p>
          </table:table-cell>
          <table:table-cell office:value-type="float" office:value="4.38491e-8">
            <text:p>4.38491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4.17474e-7">
            <text:p>4.17474e-7</text:p>
          </table:table-cell>
          <table:table-cell office:value-type="float" office:value="4.39909e-8">
            <text:p>4.39909e-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4.28128e-7">
            <text:p>4.28128e-7</text:p>
          </table:table-cell>
          <table:table-cell office:value-type="float" office:value="4.41338e-8">
            <text:p>4.41338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748131">
            <text:p>0.0748131</text:p>
          </table:table-cell>
          <table:table-cell office:value-type="float" office:value="0.0263507">
            <text:p>0.0263507</text:p>
          </table:table-cell>
          <table:table-cell office:value-type="float" office:value="2.7324e-8">
            <text:p>2.7324e-8</text:p>
          </table:table-cell>
          <table:table-cell office:value-type="float" office:value="1.00208e-8">
            <text:p>1.00208e-8</text:p>
          </table:table-cell>
          <table:table-cell office:value-type="float" office:value="2.7324e-8">
            <text:p>2.7324e-8</text:p>
          </table:table-cell>
          <table:table-cell office:value-type="float" office:value="1.00208e-8">
            <text:p>1.00208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0952544">
            <text:p>0.0952544</text:p>
          </table:table-cell>
          <table:table-cell office:value-type="float" office:value="0.0335742">
            <text:p>0.0335742</text:p>
          </table:table-cell>
          <table:table-cell office:value-type="float" office:value="3.46722e-8">
            <text:p>3.46722e-8</text:p>
          </table:table-cell>
          <table:table-cell office:value-type="float" office:value="1.27357e-8">
            <text:p>1.27357e-8</text:p>
          </table:table-cell>
          <table:table-cell office:value-type="float" office:value="6.19962e-8">
            <text:p>6.19962e-8</text:p>
          </table:table-cell>
          <table:table-cell office:value-type="float" office:value="1.62054e-8">
            <text:p>1.62054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952544">
            <text:p>0.0952544</text:p>
          </table:table-cell>
          <table:table-cell office:value-type="float" office:value="0.0335742">
            <text:p>0.0335742</text:p>
          </table:table-cell>
          <table:table-cell office:value-type="float" office:value="3.46722e-8">
            <text:p>3.46722e-8</text:p>
          </table:table-cell>
          <table:table-cell office:value-type="float" office:value="1.27357e-8">
            <text:p>1.27357e-8</text:p>
          </table:table-cell>
          <table:table-cell office:value-type="float" office:value="9.66684e-8">
            <text:p>9.66684e-8</text:p>
          </table:table-cell>
          <table:table-cell office:value-type="float" office:value="2.06111e-8">
            <text:p>2.06111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1.16181e-7">
            <text:p>1.16181e-7</text:p>
          </table:table-cell>
          <table:table-cell office:value-type="float" office:value="2.17205e-8">
            <text:p>2.17205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1.35694e-7">
            <text:p>1.35694e-7</text:p>
          </table:table-cell>
          <table:table-cell office:value-type="float" office:value="2.2776e-8">
            <text:p>2.2776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1.55207e-7">
            <text:p>1.55207e-7</text:p>
          </table:table-cell>
          <table:table-cell office:value-type="float" office:value="2.37847e-8">
            <text:p>2.37847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1.74719e-7">
            <text:p>1.74719e-7</text:p>
          </table:table-cell>
          <table:table-cell office:value-type="float" office:value="2.47524e-8">
            <text:p>2.47524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1.94232e-7">
            <text:p>1.94232e-7</text:p>
          </table:table-cell>
          <table:table-cell office:value-type="float" office:value="2.56836e-8">
            <text:p>2.56836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2.03267e-7">
            <text:p>2.03267e-7</text:p>
          </table:table-cell>
          <table:table-cell office:value-type="float" office:value="2.58529e-8">
            <text:p>2.58529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2.12302e-7">
            <text:p>2.12302e-7</text:p>
          </table:table-cell>
          <table:table-cell office:value-type="float" office:value="2.60211e-8">
            <text:p>2.60211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2.21337e-7">
            <text:p>2.21337e-7</text:p>
          </table:table-cell>
          <table:table-cell office:value-type="float" office:value="2.61882e-8">
            <text:p>2.61882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2.30372e-7">
            <text:p>2.30372e-7</text:p>
          </table:table-cell>
          <table:table-cell office:value-type="float" office:value="2.63542e-8">
            <text:p>2.63542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2.39407e-7">
            <text:p>2.39407e-7</text:p>
          </table:table-cell>
          <table:table-cell office:value-type="float" office:value="2.65193e-8">
            <text:p>2.65193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2.48442e-7">
            <text:p>2.48442e-7</text:p>
          </table:table-cell>
          <table:table-cell office:value-type="float" office:value="2.66833e-8">
            <text:p>2.66833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2.57477e-7">
            <text:p>2.57477e-7</text:p>
          </table:table-cell>
          <table:table-cell office:value-type="float" office:value="2.68463e-8">
            <text:p>2.68463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2.66512e-7">
            <text:p>2.66512e-7</text:p>
          </table:table-cell>
          <table:table-cell office:value-type="float" office:value="2.70083e-8">
            <text:p>2.70083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2.75548e-7">
            <text:p>2.75548e-7</text:p>
          </table:table-cell>
          <table:table-cell office:value-type="float" office:value="2.71693e-8">
            <text:p>2.71693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2.84583e-7">
            <text:p>2.84583e-7</text:p>
          </table:table-cell>
          <table:table-cell office:value-type="float" office:value="2.73294e-8">
            <text:p>2.73294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2.93581e-7">
            <text:p>2.93581e-7</text:p>
          </table:table-cell>
          <table:table-cell office:value-type="float" office:value="2.74895e-8">
            <text:p>2.74895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3.0258e-7">
            <text:p>3.0258e-7</text:p>
          </table:table-cell>
          <table:table-cell office:value-type="float" office:value="2.76487e-8">
            <text:p>2.76487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15484">
            <text:p>0.15484</text:p>
          </table:table-cell>
          <table:table-cell office:value-type="float" office:value="0.0553121">
            <text:p>0.0553121</text:p>
          </table:table-cell>
          <table:table-cell office:value-type="float" office:value="5.61997e-8">
            <text:p>5.61997e-8</text:p>
          </table:table-cell>
          <table:table-cell office:value-type="float" office:value="2.09267e-8">
            <text:p>2.09267e-8</text:p>
          </table:table-cell>
          <table:table-cell office:value-type="float" office:value="5.61997e-8">
            <text:p>5.61997e-8</text:p>
          </table:table-cell>
          <table:table-cell office:value-type="float" office:value="2.09267e-8">
            <text:p>2.09267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13262">
            <text:p>0.113262</text:p>
          </table:table-cell>
          <table:table-cell office:value-type="float" office:value="0.04049">
            <text:p>0.04049</text:p>
          </table:table-cell>
          <table:table-cell office:value-type="float" office:value="4.12963e-8">
            <text:p>4.12963e-8</text:p>
          </table:table-cell>
          <table:table-cell office:value-type="float" office:value="1.53857e-8">
            <text:p>1.53857e-8</text:p>
          </table:table-cell>
          <table:table-cell office:value-type="float" office:value="9.7496e-8">
            <text:p>9.7496e-8</text:p>
          </table:table-cell>
          <table:table-cell office:value-type="float" office:value="2.59739e-8">
            <text:p>2.59739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113262">
            <text:p>0.113262</text:p>
          </table:table-cell>
          <table:table-cell office:value-type="float" office:value="0.04049">
            <text:p>0.04049</text:p>
          </table:table-cell>
          <table:table-cell office:value-type="float" office:value="4.12963e-8">
            <text:p>4.12963e-8</text:p>
          </table:table-cell>
          <table:table-cell office:value-type="float" office:value="1.53857e-8">
            <text:p>1.53857e-8</text:p>
          </table:table-cell>
          <table:table-cell office:value-type="float" office:value="1.38792e-7">
            <text:p>1.38792e-7</text:p>
          </table:table-cell>
          <table:table-cell office:value-type="float" office:value="3.01888e-8">
            <text:p>3.01888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1.6199e-7">
            <text:p>1.6199e-7</text:p>
          </table:table-cell>
          <table:table-cell office:value-type="float" office:value="3.12993e-8">
            <text:p>3.12993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1.85188e-7">
            <text:p>1.85188e-7</text:p>
          </table:table-cell>
          <table:table-cell office:value-type="float" office:value="3.23717e-8">
            <text:p>3.23717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2.08386e-7">
            <text:p>2.08386e-7</text:p>
          </table:table-cell>
          <table:table-cell office:value-type="float" office:value="3.34097e-8">
            <text:p>3.34097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2.31584e-7">
            <text:p>2.31584e-7</text:p>
          </table:table-cell>
          <table:table-cell office:value-type="float" office:value="3.44164e-8">
            <text:p>3.44164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2.54782e-7">
            <text:p>2.54782e-7</text:p>
          </table:table-cell>
          <table:table-cell office:value-type="float" office:value="3.53945e-8">
            <text:p>3.53945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2.65464e-7">
            <text:p>2.65464e-7</text:p>
          </table:table-cell>
          <table:table-cell office:value-type="float" office:value="3.557e-8">
            <text:p>3.557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2.76145e-7">
            <text:p>2.76145e-7</text:p>
          </table:table-cell>
          <table:table-cell office:value-type="float" office:value="3.57447e-8">
            <text:p>3.57447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2.86827e-7">
            <text:p>2.86827e-7</text:p>
          </table:table-cell>
          <table:table-cell office:value-type="float" office:value="3.59185e-8">
            <text:p>3.59185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2.97508e-7">
            <text:p>2.97508e-7</text:p>
          </table:table-cell>
          <table:table-cell office:value-type="float" office:value="3.60914e-8">
            <text:p>3.60914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3.0819e-7">
            <text:p>3.0819e-7</text:p>
          </table:table-cell>
          <table:table-cell office:value-type="float" office:value="3.62635e-8">
            <text:p>3.62635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3.18872e-7">
            <text:p>3.18872e-7</text:p>
          </table:table-cell>
          <table:table-cell office:value-type="float" office:value="3.64349e-8">
            <text:p>3.64349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3.29554e-7">
            <text:p>3.29554e-7</text:p>
          </table:table-cell>
          <table:table-cell office:value-type="float" office:value="3.66054e-8">
            <text:p>3.66054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3.40235e-7">
            <text:p>3.40235e-7</text:p>
          </table:table-cell>
          <table:table-cell office:value-type="float" office:value="3.67751e-8">
            <text:p>3.67751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3.50917e-7">
            <text:p>3.50917e-7</text:p>
          </table:table-cell>
          <table:table-cell office:value-type="float" office:value="3.69441e-8">
            <text:p>3.69441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3.61599e-7">
            <text:p>3.61599e-7</text:p>
          </table:table-cell>
          <table:table-cell office:value-type="float" office:value="3.71123e-8">
            <text:p>3.71123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3.72253e-7">
            <text:p>3.72253e-7</text:p>
          </table:table-cell>
          <table:table-cell office:value-type="float" office:value="3.72816e-8">
            <text:p>3.72816e-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3.82906e-7">
            <text:p>3.82906e-7</text:p>
          </table:table-cell>
          <table:table-cell office:value-type="float" office:value="3.74501e-8">
            <text:p>3.74501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426678">
            <text:p>0.0426678</text:p>
          </table:table-cell>
          <table:table-cell office:value-type="float" office:value="0.0144365">
            <text:p>0.0144365</text:p>
          </table:table-cell>
          <table:table-cell office:value-type="float" office:value="1.53204e-8">
            <text:p>1.53204e-8</text:p>
          </table:table-cell>
          <table:table-cell office:value-type="float" office:value="5.37721e-9">
            <text:p>5.37721e-9</text:p>
          </table:table-cell>
          <table:table-cell office:value-type="float" office:value="1.53204e-8">
            <text:p>1.53204e-8</text:p>
          </table:table-cell>
          <table:table-cell office:value-type="float" office:value="5.37721e-9">
            <text:p>5.37721e-9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3.48332e-8">
            <text:p>3.48332e-8</text:p>
          </table:table-cell>
          <table:table-cell office:value-type="float" office:value="8.71095e-9">
            <text:p>8.71095e-9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5.43459e-8">
            <text:p>5.43459e-8</text:p>
          </table:table-cell>
          <table:table-cell office:value-type="float" office:value="1.10836e-8">
            <text:p>1.10836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7.38587e-8">
            <text:p>7.38587e-8</text:p>
          </table:table-cell>
          <table:table-cell office:value-type="float" office:value="1.30312e-8">
            <text:p>1.30312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45518">
            <text:p>0.0545518</text:p>
          </table:table-cell>
          <table:table-cell office:value-type="float" office:value="0.0184694">
            <text:p>0.0184694</text:p>
          </table:table-cell>
          <table:table-cell office:value-type="float" office:value="1.95127e-8">
            <text:p>1.95127e-8</text:p>
          </table:table-cell>
          <table:table-cell office:value-type="float" office:value="6.85318e-9">
            <text:p>6.85318e-9</text:p>
          </table:table-cell>
          <table:table-cell office:value-type="float" office:value="9.33714e-8">
            <text:p>9.33714e-8</text:p>
          </table:table-cell>
          <table:table-cell office:value-type="float" office:value="1.47234e-8">
            <text:p>1.47234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1.02406e-7">
            <text:p>1.02406e-7</text:p>
          </table:table-cell>
          <table:table-cell office:value-type="float" office:value="1.50168e-8">
            <text:p>1.50168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1.11441e-7">
            <text:p>1.11441e-7</text:p>
          </table:table-cell>
          <table:table-cell office:value-type="float" office:value="1.53045e-8">
            <text:p>1.53045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1.20476e-7">
            <text:p>1.20476e-7</text:p>
          </table:table-cell>
          <table:table-cell office:value-type="float" office:value="1.5587e-8">
            <text:p>1.5587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1.29511e-7">
            <text:p>1.29511e-7</text:p>
          </table:table-cell>
          <table:table-cell office:value-type="float" office:value="1.58644e-8">
            <text:p>1.58644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1.38546e-7">
            <text:p>1.38546e-7</text:p>
          </table:table-cell>
          <table:table-cell office:value-type="float" office:value="1.61371e-8">
            <text:p>1.61371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1.47581e-7">
            <text:p>1.47581e-7</text:p>
          </table:table-cell>
          <table:table-cell office:value-type="float" office:value="1.64052e-8">
            <text:p>1.64052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1.56616e-7">
            <text:p>1.56616e-7</text:p>
          </table:table-cell>
          <table:table-cell office:value-type="float" office:value="1.6669e-8">
            <text:p>1.6669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1.65652e-7">
            <text:p>1.65652e-7</text:p>
          </table:table-cell>
          <table:table-cell office:value-type="float" office:value="1.69287e-8">
            <text:p>1.69287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1.74687e-7">
            <text:p>1.74687e-7</text:p>
          </table:table-cell>
          <table:table-cell office:value-type="float" office:value="1.71845e-8">
            <text:p>1.71845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1.83722e-7">
            <text:p>1.83722e-7</text:p>
          </table:table-cell>
          <table:table-cell office:value-type="float" office:value="1.74365e-8">
            <text:p>1.74365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92721e-7">
            <text:p>1.92721e-7</text:p>
          </table:table-cell>
          <table:table-cell office:value-type="float" office:value="1.76864e-8">
            <text:p>1.76864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2.01719e-7">
            <text:p>2.01719e-7</text:p>
          </table:table-cell>
          <table:table-cell office:value-type="float" office:value="1.79328e-8">
            <text:p>1.79328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2.10718e-7">
            <text:p>2.10718e-7</text:p>
          </table:table-cell>
          <table:table-cell office:value-type="float" office:value="1.81759e-8">
            <text:p>1.81759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2.19716e-7">
            <text:p>2.19716e-7</text:p>
          </table:table-cell>
          <table:table-cell office:value-type="float" office:value="1.84157e-8">
            <text:p>1.84157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2.28715e-7">
            <text:p>2.28715e-7</text:p>
          </table:table-cell>
          <table:table-cell office:value-type="float" office:value="1.86525e-8">
            <text:p>1.86525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889866">
            <text:p>0.0889866</text:p>
          </table:table-cell>
          <table:table-cell office:value-type="float" office:value="0.0305556">
            <text:p>0.0305556</text:p>
          </table:table-cell>
          <table:table-cell office:value-type="float" office:value="3.17274e-8">
            <text:p>3.17274e-8</text:p>
          </table:table-cell>
          <table:table-cell office:value-type="float" office:value="1.12936e-8">
            <text:p>1.12936e-8</text:p>
          </table:table-cell>
          <table:table-cell office:value-type="float" office:value="3.17274e-8">
            <text:p>3.17274e-8</text:p>
          </table:table-cell>
          <table:table-cell office:value-type="float" office:value="1.12936e-8">
            <text:p>1.12936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5.49254e-8">
            <text:p>5.49254e-8</text:p>
          </table:table-cell>
          <table:table-cell office:value-type="float" office:value="1.39938e-8">
            <text:p>1.39938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7.81234e-8">
            <text:p>7.81234e-8</text:p>
          </table:table-cell>
          <table:table-cell office:value-type="float" office:value="1.62514e-8">
            <text:p>1.62514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1.01321e-7">
            <text:p>1.01321e-7</text:p>
          </table:table-cell>
          <table:table-cell office:value-type="float" office:value="1.82315e-8">
            <text:p>1.82315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0647319">
            <text:p>0.0647319</text:p>
          </table:table-cell>
          <table:table-cell office:value-type="float" office:value="0.0222116">
            <text:p>0.0222116</text:p>
          </table:table-cell>
          <table:table-cell office:value-type="float" office:value="2.3198e-8">
            <text:p>2.3198e-8</text:p>
          </table:table-cell>
          <table:table-cell office:value-type="float" office:value="8.26326e-9">
            <text:p>8.26326e-9</text:p>
          </table:table-cell>
          <table:table-cell office:value-type="float" office:value="1.24519e-7">
            <text:p>1.24519e-7</text:p>
          </table:table-cell>
          <table:table-cell office:value-type="float" office:value="2.00168e-8">
            <text:p>2.00168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1.35201e-7">
            <text:p>1.35201e-7</text:p>
          </table:table-cell>
          <table:table-cell office:value-type="float" office:value="2.03255e-8">
            <text:p>2.03255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1.45882e-7">
            <text:p>1.45882e-7</text:p>
          </table:table-cell>
          <table:table-cell office:value-type="float" office:value="2.06296e-8">
            <text:p>2.06296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1.56564e-7">
            <text:p>1.56564e-7</text:p>
          </table:table-cell>
          <table:table-cell office:value-type="float" office:value="2.09293e-8">
            <text:p>2.09293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1.67245e-7">
            <text:p>1.67245e-7</text:p>
          </table:table-cell>
          <table:table-cell office:value-type="float" office:value="2.12247e-8">
            <text:p>2.12247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1.77927e-7">
            <text:p>1.77927e-7</text:p>
          </table:table-cell>
          <table:table-cell office:value-type="float" office:value="2.15162e-8">
            <text:p>2.15162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1.88609e-7">
            <text:p>1.88609e-7</text:p>
          </table:table-cell>
          <table:table-cell office:value-type="float" office:value="2.18037e-8">
            <text:p>2.18037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1.99291e-7">
            <text:p>1.99291e-7</text:p>
          </table:table-cell>
          <table:table-cell office:value-type="float" office:value="2.20874e-8">
            <text:p>2.20874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2.09973e-7">
            <text:p>2.09973e-7</text:p>
          </table:table-cell>
          <table:table-cell office:value-type="float" office:value="2.23676e-8">
            <text:p>2.23676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2.20655e-7">
            <text:p>2.20655e-7</text:p>
          </table:table-cell>
          <table:table-cell office:value-type="float" office:value="2.26443e-8">
            <text:p>2.26443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2.31336e-7">
            <text:p>2.31336e-7</text:p>
          </table:table-cell>
          <table:table-cell office:value-type="float" office:value="2.29177e-8">
            <text:p>2.29177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2.4199e-7">
            <text:p>2.4199e-7</text:p>
          </table:table-cell>
          <table:table-cell office:value-type="float" office:value="2.31908e-8">
            <text:p>2.31908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2.52643e-7">
            <text:p>2.52643e-7</text:p>
          </table:table-cell>
          <table:table-cell office:value-type="float" office:value="2.34608e-8">
            <text:p>2.34608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2.63297e-7">
            <text:p>2.63297e-7</text:p>
          </table:table-cell>
          <table:table-cell office:value-type="float" office:value="2.37277e-8">
            <text:p>2.37277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2.7395e-7">
            <text:p>2.7395e-7</text:p>
          </table:table-cell>
          <table:table-cell office:value-type="float" office:value="2.39917e-8">
            <text:p>2.39917e-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2.84604e-7">
            <text:p>2.84604e-7</text:p>
          </table:table-cell>
          <table:table-cell office:value-type="float" office:value="2.42528e-8">
            <text:p>2.42528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0205474">
            <text:p>0.0205474</text:p>
          </table:table-cell>
          <table:table-cell office:value-type="float" office:value="0.00672043">
            <text:p>0.00672043</text:p>
          </table:table-cell>
          <table:table-cell office:value-type="float" office:value="7.01412e-9">
            <text:p>7.01412e-9</text:p>
          </table:table-cell>
          <table:table-cell office:value-type="float" office:value="2.28678e-9">
            <text:p>2.28678e-9</text:p>
          </table:table-cell>
          <table:table-cell office:value-type="float" office:value="7.01412e-9">
            <text:p>7.01412e-9</text:p>
          </table:table-cell>
          <table:table-cell office:value-type="float" office:value="2.28678e-9">
            <text:p>2.28678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1.6049e-8">
            <text:p>1.6049e-8</text:p>
          </table:table-cell>
          <table:table-cell office:value-type="float" office:value="3.73557e-9">
            <text:p>3.73557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2.5084e-8">
            <text:p>2.5084e-8</text:p>
          </table:table-cell>
          <table:table-cell office:value-type="float" office:value="4.7623e-9">
            <text:p>4.7623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3.41189e-8">
            <text:p>3.41189e-8</text:p>
          </table:table-cell>
          <table:table-cell office:value-type="float" office:value="5.60398e-9">
            <text:p>5.60398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265823">
            <text:p>0.0265823</text:p>
          </table:table-cell>
          <table:table-cell office:value-type="float" office:value="0.00873345">
            <text:p>0.00873345</text:p>
          </table:table-cell>
          <table:table-cell office:value-type="float" office:value="9.03492e-9">
            <text:p>9.03492e-9</text:p>
          </table:table-cell>
          <table:table-cell office:value-type="float" office:value="2.95383e-9">
            <text:p>2.95383e-9</text:p>
          </table:table-cell>
          <table:table-cell office:value-type="float" office:value="4.31538e-8">
            <text:p>4.31538e-8</text:p>
          </table:table-cell>
          <table:table-cell office:value-type="float" office:value="6.3348e-9">
            <text:p>6.3348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5.2189e-8">
            <text:p>5.2189e-8</text:p>
          </table:table-cell>
          <table:table-cell office:value-type="float" office:value="6.98964e-9">
            <text:p>6.98964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6.12242e-8">
            <text:p>6.12242e-8</text:p>
          </table:table-cell>
          <table:table-cell office:value-type="float" office:value="7.58817e-9">
            <text:p>7.58817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7.02595e-8">
            <text:p>7.02595e-8</text:p>
          </table:table-cell>
          <table:table-cell office:value-type="float" office:value="8.14282e-9">
            <text:p>8.14282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7.92947e-8">
            <text:p>7.92947e-8</text:p>
          </table:table-cell>
          <table:table-cell office:value-type="float" office:value="8.66203e-9">
            <text:p>8.66203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8.83299e-8">
            <text:p>8.83299e-8</text:p>
          </table:table-cell>
          <table:table-cell office:value-type="float" office:value="9.15184e-9">
            <text:p>9.15184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9.73285e-8">
            <text:p>9.73285e-8</text:p>
          </table:table-cell>
          <table:table-cell office:value-type="float" office:value="9.61941e-9">
            <text:p>9.61941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06327e-7">
            <text:p>1.06327e-7</text:p>
          </table:table-cell>
          <table:table-cell office:value-type="float" office:value="1.00653e-8">
            <text:p>1.00653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15326e-7">
            <text:p>1.15326e-7</text:p>
          </table:table-cell>
          <table:table-cell office:value-type="float" office:value="1.04922e-8">
            <text:p>1.04922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24324e-7">
            <text:p>1.24324e-7</text:p>
          </table:table-cell>
          <table:table-cell office:value-type="float" office:value="1.09025e-8">
            <text:p>1.09025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33323e-7">
            <text:p>1.33323e-7</text:p>
          </table:table-cell>
          <table:table-cell office:value-type="float" office:value="1.12978e-8">
            <text:p>1.12978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42321e-7">
            <text:p>1.42321e-7</text:p>
          </table:table-cell>
          <table:table-cell office:value-type="float" office:value="1.16798e-8">
            <text:p>1.16798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5132e-7">
            <text:p>1.5132e-7</text:p>
          </table:table-cell>
          <table:table-cell office:value-type="float" office:value="1.20497e-8">
            <text:p>1.20497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60319e-7">
            <text:p>1.60319e-7</text:p>
          </table:table-cell>
          <table:table-cell office:value-type="float" office:value="1.24085e-8">
            <text:p>1.24085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69317e-7">
            <text:p>1.69317e-7</text:p>
          </table:table-cell>
          <table:table-cell office:value-type="float" office:value="1.27573e-8">
            <text:p>1.27573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78316e-7">
            <text:p>1.78316e-7</text:p>
          </table:table-cell>
          <table:table-cell office:value-type="float" office:value="1.30968e-8">
            <text:p>1.30968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043789">
            <text:p>0.043789</text:p>
          </table:table-cell>
          <table:table-cell office:value-type="float" office:value="0.0146733">
            <text:p>0.0146733</text:p>
          </table:table-cell>
          <table:table-cell office:value-type="float" office:value="1.48301e-8">
            <text:p>1.48301e-8</text:p>
          </table:table-cell>
          <table:table-cell office:value-type="float" office:value="4.93383e-9">
            <text:p>4.93383e-9</text:p>
          </table:table-cell>
          <table:table-cell office:value-type="float" office:value="1.48301e-8">
            <text:p>1.48301e-8</text:p>
          </table:table-cell>
          <table:table-cell office:value-type="float" office:value="4.93383e-9">
            <text:p>4.93383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2.55116e-8">
            <text:p>2.55116e-8</text:p>
          </table:table-cell>
          <table:table-cell office:value-type="float" office:value="6.0661e-9">
            <text:p>6.0661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3.61932e-8">
            <text:p>3.61932e-8</text:p>
          </table:table-cell>
          <table:table-cell office:value-type="float" office:value="7.018e-9">
            <text:p>7.018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4.68747e-8">
            <text:p>4.68747e-8</text:p>
          </table:table-cell>
          <table:table-cell office:value-type="float" office:value="7.85539e-9">
            <text:p>7.85539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0313599">
            <text:p>0.0313599</text:p>
          </table:table-cell>
          <table:table-cell office:value-type="float" office:value="0.0103917">
            <text:p>0.0103917</text:p>
          </table:table-cell>
          <table:table-cell office:value-type="float" office:value="1.06815e-8">
            <text:p>1.06815e-8</text:p>
          </table:table-cell>
          <table:table-cell office:value-type="float" office:value="3.52914e-9">
            <text:p>3.52914e-9</text:p>
          </table:table-cell>
          <table:table-cell office:value-type="float" office:value="5.75562e-8">
            <text:p>5.75562e-8</text:p>
          </table:table-cell>
          <table:table-cell office:value-type="float" office:value="8.61174e-9">
            <text:p>8.61174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6.82381e-8">
            <text:p>6.82381e-8</text:p>
          </table:table-cell>
          <table:table-cell office:value-type="float" office:value="9.30683e-9">
            <text:p>9.30683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7.892e-8">
            <text:p>7.892e-8</text:p>
          </table:table-cell>
          <table:table-cell office:value-type="float" office:value="9.95351e-9">
            <text:p>9.95351e-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8.96019e-8">
            <text:p>8.96019e-8</text:p>
          </table:table-cell>
          <table:table-cell office:value-type="float" office:value="1.05607e-8">
            <text:p>1.05607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1.00284e-7">
            <text:p>1.00284e-7</text:p>
          </table:table-cell>
          <table:table-cell office:value-type="float" office:value="1.11347e-8">
            <text:p>1.11347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1.10966e-7">
            <text:p>1.10966e-7</text:p>
          </table:table-cell>
          <table:table-cell office:value-type="float" office:value="1.16806e-8">
            <text:p>1.16806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21619e-7">
            <text:p>1.21619e-7</text:p>
          </table:table-cell>
          <table:table-cell office:value-type="float" office:value="1.22079e-8">
            <text:p>1.22079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32273e-7">
            <text:p>1.32273e-7</text:p>
          </table:table-cell>
          <table:table-cell office:value-type="float" office:value="1.27133e-8">
            <text:p>1.27133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42926e-7">
            <text:p>1.42926e-7</text:p>
          </table:table-cell>
          <table:table-cell office:value-type="float" office:value="1.31994e-8">
            <text:p>1.31994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5358e-7">
            <text:p>1.5358e-7</text:p>
          </table:table-cell>
          <table:table-cell office:value-type="float" office:value="1.36682e-8">
            <text:p>1.36682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64233e-7">
            <text:p>1.64233e-7</text:p>
          </table:table-cell>
          <table:table-cell office:value-type="float" office:value="1.41214e-8">
            <text:p>1.41214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74886e-7">
            <text:p>1.74886e-7</text:p>
          </table:table-cell>
          <table:table-cell office:value-type="float" office:value="1.45605e-8">
            <text:p>1.45605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8554e-7">
            <text:p>1.8554e-7</text:p>
          </table:table-cell>
          <table:table-cell office:value-type="float" office:value="1.49868e-8">
            <text:p>1.49868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96193e-7">
            <text:p>1.96193e-7</text:p>
          </table:table-cell>
          <table:table-cell office:value-type="float" office:value="1.54013e-8">
            <text:p>1.54013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2.06847e-7">
            <text:p>2.06847e-7</text:p>
          </table:table-cell>
          <table:table-cell office:value-type="float" office:value="1.58049e-8">
            <text:p>1.58049e-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2.175e-7">
            <text:p>2.175e-7</text:p>
          </table:table-cell>
          <table:table-cell office:value-type="float" office:value="1.61985e-8">
            <text:p>1.61985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205481">
            <text:p>0.0205481</text:p>
          </table:table-cell>
          <table:table-cell office:value-type="float" office:value="0.00672059">
            <text:p>0.00672059</text:p>
          </table:table-cell>
          <table:table-cell office:value-type="float" office:value="7.01434e-9">
            <text:p>7.01434e-9</text:p>
          </table:table-cell>
          <table:table-cell office:value-type="float" office:value="2.2868e-9">
            <text:p>2.2868e-9</text:p>
          </table:table-cell>
          <table:table-cell office:value-type="float" office:value="7.01434e-9">
            <text:p>7.01434e-9</text:p>
          </table:table-cell>
          <table:table-cell office:value-type="float" office:value="2.2868e-9">
            <text:p>2.2868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1.60496e-8">
            <text:p>1.60496e-8</text:p>
          </table:table-cell>
          <table:table-cell office:value-type="float" office:value="3.7356e-9">
            <text:p>3.7356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2.50848e-8">
            <text:p>2.50848e-8</text:p>
          </table:table-cell>
          <table:table-cell office:value-type="float" office:value="4.76235e-9">
            <text:p>4.76235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3.412e-8">
            <text:p>3.412e-8</text:p>
          </table:table-cell>
          <table:table-cell office:value-type="float" office:value="5.60404e-9">
            <text:p>5.60404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4.31552e-8">
            <text:p>4.31552e-8</text:p>
          </table:table-cell>
          <table:table-cell office:value-type="float" office:value="6.33487e-9">
            <text:p>6.33487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5.21538e-8">
            <text:p>5.21538e-8</text:p>
          </table:table-cell>
          <table:table-cell office:value-type="float" office:value="6.99339e-9">
            <text:p>6.99339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6.11524e-8">
            <text:p>6.11524e-8</text:p>
          </table:table-cell>
          <table:table-cell office:value-type="float" office:value="7.59502e-9">
            <text:p>7.59502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7.01509e-8">
            <text:p>7.01509e-8</text:p>
          </table:table-cell>
          <table:table-cell office:value-type="float" office:value="8.15238e-9">
            <text:p>8.15238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7.91495e-8">
            <text:p>7.91495e-8</text:p>
          </table:table-cell>
          <table:table-cell office:value-type="float" office:value="8.67399e-9">
            <text:p>8.67399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8.81481e-8">
            <text:p>8.81481e-8</text:p>
          </table:table-cell>
          <table:table-cell office:value-type="float" office:value="9.16597e-9">
            <text:p>9.16597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9.71467e-8">
            <text:p>9.71467e-8</text:p>
          </table:table-cell>
          <table:table-cell office:value-type="float" office:value="9.63286e-9">
            <text:p>9.63286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06145e-7">
            <text:p>1.06145e-7</text:p>
          </table:table-cell>
          <table:table-cell office:value-type="float" office:value="1.00781e-8">
            <text:p>1.00781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15144e-7">
            <text:p>1.15144e-7</text:p>
          </table:table-cell>
          <table:table-cell office:value-type="float" office:value="1.05046e-8">
            <text:p>1.05046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24142e-7">
            <text:p>1.24142e-7</text:p>
          </table:table-cell>
          <table:table-cell office:value-type="float" office:value="1.09143e-8">
            <text:p>1.09143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33141e-7">
            <text:p>1.33141e-7</text:p>
          </table:table-cell>
          <table:table-cell office:value-type="float" office:value="1.13093e-8">
            <text:p>1.13093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4214e-7">
            <text:p>1.4214e-7</text:p>
          </table:table-cell>
          <table:table-cell office:value-type="float" office:value="1.16909e-8">
            <text:p>1.16909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51138e-7">
            <text:p>1.51138e-7</text:p>
          </table:table-cell>
          <table:table-cell office:value-type="float" office:value="1.20604e-8">
            <text:p>1.20604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60137e-7">
            <text:p>1.60137e-7</text:p>
          </table:table-cell>
          <table:table-cell office:value-type="float" office:value="1.24189e-8">
            <text:p>1.24189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69135e-7">
            <text:p>1.69135e-7</text:p>
          </table:table-cell>
          <table:table-cell office:value-type="float" office:value="1.27674e-8">
            <text:p>1.27674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78134e-7">
            <text:p>1.78134e-7</text:p>
          </table:table-cell>
          <table:table-cell office:value-type="float" office:value="1.31066e-8">
            <text:p>1.31066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437906">
            <text:p>0.0437906</text:p>
          </table:table-cell>
          <table:table-cell office:value-type="float" office:value="0.0146737">
            <text:p>0.0146737</text:p>
          </table:table-cell>
          <table:table-cell office:value-type="float" office:value="1.48306e-8">
            <text:p>1.48306e-8</text:p>
          </table:table-cell>
          <table:table-cell office:value-type="float" office:value="4.9339e-9">
            <text:p>4.9339e-9</text:p>
          </table:table-cell>
          <table:table-cell office:value-type="float" office:value="1.48306e-8">
            <text:p>1.48306e-8</text:p>
          </table:table-cell>
          <table:table-cell office:value-type="float" office:value="4.9339e-9">
            <text:p>4.9339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2.55124e-8">
            <text:p>2.55124e-8</text:p>
          </table:table-cell>
          <table:table-cell office:value-type="float" office:value="6.06617e-9">
            <text:p>6.06617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3.61943e-8">
            <text:p>3.61943e-8</text:p>
          </table:table-cell>
          <table:table-cell office:value-type="float" office:value="7.01809e-9">
            <text:p>7.01809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4.68762e-8">
            <text:p>4.68762e-8</text:p>
          </table:table-cell>
          <table:table-cell office:value-type="float" office:value="7.85548e-9">
            <text:p>7.85548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5.75581e-8">
            <text:p>5.75581e-8</text:p>
          </table:table-cell>
          <table:table-cell office:value-type="float" office:value="8.61184e-9">
            <text:p>8.61184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6.82116e-8">
            <text:p>6.82116e-8</text:p>
          </table:table-cell>
          <table:table-cell office:value-type="float" office:value="9.31445e-9">
            <text:p>9.31445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7.8865e-8">
            <text:p>7.8865e-8</text:p>
          </table:table-cell>
          <table:table-cell office:value-type="float" office:value="9.96766e-9">
            <text:p>9.96766e-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8.95185e-8">
            <text:p>8.95185e-8</text:p>
          </table:table-cell>
          <table:table-cell office:value-type="float" office:value="1.05806e-8">
            <text:p>1.05806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00172e-7">
            <text:p>1.00172e-7</text:p>
          </table:table-cell>
          <table:table-cell office:value-type="float" office:value="1.116e-8">
            <text:p>1.116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10825e-7">
            <text:p>1.10825e-7</text:p>
          </table:table-cell>
          <table:table-cell office:value-type="float" office:value="1.17107e-8">
            <text:p>1.17107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21479e-7">
            <text:p>1.21479e-7</text:p>
          </table:table-cell>
          <table:table-cell office:value-type="float" office:value="1.22366e-8">
            <text:p>1.22366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32132e-7">
            <text:p>1.32132e-7</text:p>
          </table:table-cell>
          <table:table-cell office:value-type="float" office:value="1.27409e-8">
            <text:p>1.27409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42786e-7">
            <text:p>1.42786e-7</text:p>
          </table:table-cell>
          <table:table-cell office:value-type="float" office:value="1.3226e-8">
            <text:p>1.3226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53439e-7">
            <text:p>1.53439e-7</text:p>
          </table:table-cell>
          <table:table-cell office:value-type="float" office:value="1.36938e-8">
            <text:p>1.36938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64093e-7">
            <text:p>1.64093e-7</text:p>
          </table:table-cell>
          <table:table-cell office:value-type="float" office:value="1.41463e-8">
            <text:p>1.41463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74746e-7">
            <text:p>1.74746e-7</text:p>
          </table:table-cell>
          <table:table-cell office:value-type="float" office:value="1.45846e-8">
            <text:p>1.45846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854e-7">
            <text:p>1.854e-7</text:p>
          </table:table-cell>
          <table:table-cell office:value-type="float" office:value="1.50102e-8">
            <text:p>1.50102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96053e-7">
            <text:p>1.96053e-7</text:p>
          </table:table-cell>
          <table:table-cell office:value-type="float" office:value="1.54241e-8">
            <text:p>1.54241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2.06707e-7">
            <text:p>2.06707e-7</text:p>
          </table:table-cell>
          <table:table-cell office:value-type="float" office:value="1.58271e-8">
            <text:p>1.58271e-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2.1736e-7">
            <text:p>2.1736e-7</text:p>
          </table:table-cell>
          <table:table-cell office:value-type="float" office:value="1.62201e-8">
            <text:p>1.62201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205481">
            <text:p>0.0205481</text:p>
          </table:table-cell>
          <table:table-cell office:value-type="float" office:value="0.00672059">
            <text:p>0.00672059</text:p>
          </table:table-cell>
          <table:table-cell office:value-type="float" office:value="7.01434e-9">
            <text:p>7.01434e-9</text:p>
          </table:table-cell>
          <table:table-cell office:value-type="float" office:value="2.2868e-9">
            <text:p>2.2868e-9</text:p>
          </table:table-cell>
          <table:table-cell office:value-type="float" office:value="7.01434e-9">
            <text:p>7.01434e-9</text:p>
          </table:table-cell>
          <table:table-cell office:value-type="float" office:value="2.2868e-9">
            <text:p>2.2868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1.60496e-8">
            <text:p>1.60496e-8</text:p>
          </table:table-cell>
          <table:table-cell office:value-type="float" office:value="3.7356e-9">
            <text:p>3.7356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265833">
            <text:p>0.0265833</text:p>
          </table:table-cell>
          <table:table-cell office:value-type="float" office:value="0.00873367">
            <text:p>0.00873367</text:p>
          </table:table-cell>
          <table:table-cell office:value-type="float" office:value="9.03522e-9">
            <text:p>9.03522e-9</text:p>
          </table:table-cell>
          <table:table-cell office:value-type="float" office:value="2.95386e-9">
            <text:p>2.95386e-9</text:p>
          </table:table-cell>
          <table:table-cell office:value-type="float" office:value="2.50848e-8">
            <text:p>2.50848e-8</text:p>
          </table:table-cell>
          <table:table-cell office:value-type="float" office:value="4.76235e-9">
            <text:p>4.76235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3.40833e-8">
            <text:p>3.40833e-8</text:p>
          </table:table-cell>
          <table:table-cell office:value-type="float" office:value="5.60865e-9">
            <text:p>5.60865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4.30819e-8">
            <text:p>4.30819e-8</text:p>
          </table:table-cell>
          <table:table-cell office:value-type="float" office:value="6.34301e-9">
            <text:p>6.34301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5.20805e-8">
            <text:p>5.20805e-8</text:p>
          </table:table-cell>
          <table:table-cell office:value-type="float" office:value="7.00077e-9">
            <text:p>7.00077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6.10791e-8">
            <text:p>6.10791e-8</text:p>
          </table:table-cell>
          <table:table-cell office:value-type="float" office:value="7.60182e-9">
            <text:p>7.60182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7.00777e-8">
            <text:p>7.00777e-8</text:p>
          </table:table-cell>
          <table:table-cell office:value-type="float" office:value="8.15871e-9">
            <text:p>8.15871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7.90763e-8">
            <text:p>7.90763e-8</text:p>
          </table:table-cell>
          <table:table-cell office:value-type="float" office:value="8.67994e-9">
            <text:p>8.67994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8.80748e-8">
            <text:p>8.80748e-8</text:p>
          </table:table-cell>
          <table:table-cell office:value-type="float" office:value="9.1716e-9">
            <text:p>9.1716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9.70734e-8">
            <text:p>9.70734e-8</text:p>
          </table:table-cell>
          <table:table-cell office:value-type="float" office:value="9.63822e-9">
            <text:p>9.63822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06072e-7">
            <text:p>1.06072e-7</text:p>
          </table:table-cell>
          <table:table-cell office:value-type="float" office:value="1.00833e-8">
            <text:p>1.00833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15071e-7">
            <text:p>1.15071e-7</text:p>
          </table:table-cell>
          <table:table-cell office:value-type="float" office:value="1.05095e-8">
            <text:p>1.05095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24069e-7">
            <text:p>1.24069e-7</text:p>
          </table:table-cell>
          <table:table-cell office:value-type="float" office:value="1.09191e-8">
            <text:p>1.09191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33068e-7">
            <text:p>1.33068e-7</text:p>
          </table:table-cell>
          <table:table-cell office:value-type="float" office:value="1.13138e-8">
            <text:p>1.13138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42066e-7">
            <text:p>1.42066e-7</text:p>
          </table:table-cell>
          <table:table-cell office:value-type="float" office:value="1.16953e-8">
            <text:p>1.16953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51065e-7">
            <text:p>1.51065e-7</text:p>
          </table:table-cell>
          <table:table-cell office:value-type="float" office:value="1.20647e-8">
            <text:p>1.20647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60063e-7">
            <text:p>1.60063e-7</text:p>
          </table:table-cell>
          <table:table-cell office:value-type="float" office:value="1.24231e-8">
            <text:p>1.24231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69062e-7">
            <text:p>1.69062e-7</text:p>
          </table:table-cell>
          <table:table-cell office:value-type="float" office:value="1.27715e-8">
            <text:p>1.27715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78061e-7">
            <text:p>1.78061e-7</text:p>
          </table:table-cell>
          <table:table-cell office:value-type="float" office:value="1.31106e-8">
            <text:p>1.31106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0437906">
            <text:p>0.0437906</text:p>
          </table:table-cell>
          <table:table-cell office:value-type="float" office:value="0.0146737">
            <text:p>0.0146737</text:p>
          </table:table-cell>
          <table:table-cell office:value-type="float" office:value="1.48306e-8">
            <text:p>1.48306e-8</text:p>
          </table:table-cell>
          <table:table-cell office:value-type="float" office:value="4.9339e-9">
            <text:p>4.9339e-9</text:p>
          </table:table-cell>
          <table:table-cell office:value-type="float" office:value="1.48306e-8">
            <text:p>1.48306e-8</text:p>
          </table:table-cell>
          <table:table-cell office:value-type="float" office:value="4.9339e-9">
            <text:p>4.9339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2.55124e-8">
            <text:p>2.55124e-8</text:p>
          </table:table-cell>
          <table:table-cell office:value-type="float" office:value="6.06617e-9">
            <text:p>6.06617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0313611">
            <text:p>0.0313611</text:p>
          </table:table-cell>
          <table:table-cell office:value-type="float" office:value="0.010392">
            <text:p>0.010392</text:p>
          </table:table-cell>
          <table:table-cell office:value-type="float" office:value="1.06819e-8">
            <text:p>1.06819e-8</text:p>
          </table:table-cell>
          <table:table-cell office:value-type="float" office:value="3.52918e-9">
            <text:p>3.52918e-9</text:p>
          </table:table-cell>
          <table:table-cell office:value-type="float" office:value="3.61943e-8">
            <text:p>3.61943e-8</text:p>
          </table:table-cell>
          <table:table-cell office:value-type="float" office:value="7.01809e-9">
            <text:p>7.01809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4.68478e-8">
            <text:p>4.68478e-8</text:p>
          </table:table-cell>
          <table:table-cell office:value-type="float" office:value="7.8644e-9">
            <text:p>7.8644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5.75013e-8">
            <text:p>5.75013e-8</text:p>
          </table:table-cell>
          <table:table-cell office:value-type="float" office:value="8.6281e-9">
            <text:p>8.6281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6.81547e-8">
            <text:p>6.81547e-8</text:p>
          </table:table-cell>
          <table:table-cell office:value-type="float" office:value="9.32949e-9">
            <text:p>9.32949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7.88082e-8">
            <text:p>7.88082e-8</text:p>
          </table:table-cell>
          <table:table-cell office:value-type="float" office:value="9.98171e-9">
            <text:p>9.98171e-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8.94617e-8">
            <text:p>8.94617e-8</text:p>
          </table:table-cell>
          <table:table-cell office:value-type="float" office:value="1.05939e-8">
            <text:p>1.05939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00115e-7">
            <text:p>1.00115e-7</text:p>
          </table:table-cell>
          <table:table-cell office:value-type="float" office:value="1.11725e-8">
            <text:p>1.11725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10769e-7">
            <text:p>1.10769e-7</text:p>
          </table:table-cell>
          <table:table-cell office:value-type="float" office:value="1.17226e-8">
            <text:p>1.17226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21422e-7">
            <text:p>1.21422e-7</text:p>
          </table:table-cell>
          <table:table-cell office:value-type="float" office:value="1.22481e-8">
            <text:p>1.22481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32076e-7">
            <text:p>1.32076e-7</text:p>
          </table:table-cell>
          <table:table-cell office:value-type="float" office:value="1.27519e-8">
            <text:p>1.27519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42729e-7">
            <text:p>1.42729e-7</text:p>
          </table:table-cell>
          <table:table-cell office:value-type="float" office:value="1.32365e-8">
            <text:p>1.32365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53382e-7">
            <text:p>1.53382e-7</text:p>
          </table:table-cell>
          <table:table-cell office:value-type="float" office:value="1.37041e-8">
            <text:p>1.37041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64036e-7">
            <text:p>1.64036e-7</text:p>
          </table:table-cell>
          <table:table-cell office:value-type="float" office:value="1.41562e-8">
            <text:p>1.41562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74689e-7">
            <text:p>1.74689e-7</text:p>
          </table:table-cell>
          <table:table-cell office:value-type="float" office:value="1.45942e-8">
            <text:p>1.45942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85343e-7">
            <text:p>1.85343e-7</text:p>
          </table:table-cell>
          <table:table-cell office:value-type="float" office:value="1.50196e-8">
            <text:p>1.50196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95996e-7">
            <text:p>1.95996e-7</text:p>
          </table:table-cell>
          <table:table-cell office:value-type="float" office:value="1.54332e-8">
            <text:p>1.54332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2.0665e-7">
            <text:p>2.0665e-7</text:p>
          </table:table-cell>
          <table:table-cell office:value-type="float" office:value="1.5836e-8">
            <text:p>1.5836e-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2.17303e-7">
            <text:p>2.17303e-7</text:p>
          </table:table-cell>
          <table:table-cell office:value-type="float" office:value="1.62288e-8">
            <text:p>1.62288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202676">
            <text:p>0.0202676</text:p>
          </table:table-cell>
          <table:table-cell office:value-type="float" office:value="0.00660079">
            <text:p>0.00660079</text:p>
          </table:table-cell>
          <table:table-cell office:value-type="float" office:value="7.00576e-9">
            <text:p>7.00576e-9</text:p>
          </table:table-cell>
          <table:table-cell office:value-type="float" office:value="2.3025e-9">
            <text:p>2.3025e-9</text:p>
          </table:table-cell>
          <table:table-cell office:value-type="float" office:value="7.00576e-9">
            <text:p>7.00576e-9</text:p>
          </table:table-cell>
          <table:table-cell office:value-type="float" office:value="2.3025e-9">
            <text:p>2.3025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60043e-8">
            <text:p>1.60043e-8</text:p>
          </table:table-cell>
          <table:table-cell office:value-type="float" office:value="3.75212e-9">
            <text:p>3.75212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2.50029e-8">
            <text:p>2.50029e-8</text:p>
          </table:table-cell>
          <table:table-cell office:value-type="float" office:value="4.78072e-9">
            <text:p>4.78072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3.40015e-8">
            <text:p>3.40015e-8</text:p>
          </table:table-cell>
          <table:table-cell office:value-type="float" office:value="5.62425e-9">
            <text:p>5.62425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4.30001e-8">
            <text:p>4.30001e-8</text:p>
          </table:table-cell>
          <table:table-cell office:value-type="float" office:value="6.35682e-9">
            <text:p>6.35682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5.19987e-8">
            <text:p>5.19987e-8</text:p>
          </table:table-cell>
          <table:table-cell office:value-type="float" office:value="7.01327e-9">
            <text:p>7.01327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6.09972e-8">
            <text:p>6.09972e-8</text:p>
          </table:table-cell>
          <table:table-cell office:value-type="float" office:value="7.61334e-9">
            <text:p>7.61334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6.99958e-8">
            <text:p>6.99958e-8</text:p>
          </table:table-cell>
          <table:table-cell office:value-type="float" office:value="8.16944e-9">
            <text:p>8.16944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7.89944e-8">
            <text:p>7.89944e-8</text:p>
          </table:table-cell>
          <table:table-cell office:value-type="float" office:value="8.69004e-9">
            <text:p>8.69004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8.7993e-8">
            <text:p>8.7993e-8</text:p>
          </table:table-cell>
          <table:table-cell office:value-type="float" office:value="9.18116e-9">
            <text:p>9.18116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9.69916e-8">
            <text:p>9.69916e-8</text:p>
          </table:table-cell>
          <table:table-cell office:value-type="float" office:value="9.64731e-9">
            <text:p>9.64731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0599e-7">
            <text:p>1.0599e-7</text:p>
          </table:table-cell>
          <table:table-cell office:value-type="float" office:value="1.00919e-8">
            <text:p>1.00919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14989e-7">
            <text:p>1.14989e-7</text:p>
          </table:table-cell>
          <table:table-cell office:value-type="float" office:value="1.05178e-8">
            <text:p>1.05178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23987e-7">
            <text:p>1.23987e-7</text:p>
          </table:table-cell>
          <table:table-cell office:value-type="float" office:value="1.09271e-8">
            <text:p>1.09271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32986e-7">
            <text:p>1.32986e-7</text:p>
          </table:table-cell>
          <table:table-cell office:value-type="float" office:value="1.13216e-8">
            <text:p>1.13216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41984e-7">
            <text:p>1.41984e-7</text:p>
          </table:table-cell>
          <table:table-cell office:value-type="float" office:value="1.17028e-8">
            <text:p>1.17028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50983e-7">
            <text:p>1.50983e-7</text:p>
          </table:table-cell>
          <table:table-cell office:value-type="float" office:value="1.20719e-8">
            <text:p>1.20719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59982e-7">
            <text:p>1.59982e-7</text:p>
          </table:table-cell>
          <table:table-cell office:value-type="float" office:value="1.24302e-8">
            <text:p>1.24302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6898e-7">
            <text:p>1.6898e-7</text:p>
          </table:table-cell>
          <table:table-cell office:value-type="float" office:value="1.27783e-8">
            <text:p>1.27783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261455">
            <text:p>0.0261455</text:p>
          </table:table-cell>
          <table:table-cell office:value-type="float" office:value="0.00854398">
            <text:p>0.00854398</text:p>
          </table:table-cell>
          <table:table-cell office:value-type="float" office:value="8.99858e-9">
            <text:p>8.99858e-9</text:p>
          </table:table-cell>
          <table:table-cell office:value-type="float" office:value="2.96258e-9">
            <text:p>2.96258e-9</text:p>
          </table:table-cell>
          <table:table-cell office:value-type="float" office:value="1.77979e-7">
            <text:p>1.77979e-7</text:p>
          </table:table-cell>
          <table:table-cell office:value-type="float" office:value="1.31173e-8">
            <text:p>1.31173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0429684">
            <text:p>0.0429684</text:p>
          </table:table-cell>
          <table:table-cell office:value-type="float" office:value="0.0143002">
            <text:p>0.0143002</text:p>
          </table:table-cell>
          <table:table-cell office:value-type="float" office:value="1.47357e-8">
            <text:p>1.47357e-8</text:p>
          </table:table-cell>
          <table:table-cell office:value-type="float" office:value="4.92951e-9">
            <text:p>4.92951e-9</text:p>
          </table:table-cell>
          <table:table-cell office:value-type="float" office:value="1.47357e-8">
            <text:p>1.47357e-8</text:p>
          </table:table-cell>
          <table:table-cell office:value-type="float" office:value="4.92951e-9">
            <text:p>4.92951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2.53891e-8">
            <text:p>2.53891e-8</text:p>
          </table:table-cell>
          <table:table-cell office:value-type="float" office:value="6.07415e-9">
            <text:p>6.07415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3.60426e-8">
            <text:p>3.60426e-8</text:p>
          </table:table-cell>
          <table:table-cell office:value-type="float" office:value="7.03495e-9">
            <text:p>7.03495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4.66961e-8">
            <text:p>4.66961e-8</text:p>
          </table:table-cell>
          <table:table-cell office:value-type="float" office:value="7.87946e-9">
            <text:p>7.87946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5.73495e-8">
            <text:p>5.73495e-8</text:p>
          </table:table-cell>
          <table:table-cell office:value-type="float" office:value="8.64182e-9">
            <text:p>8.64182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6.8003e-8">
            <text:p>6.8003e-8</text:p>
          </table:table-cell>
          <table:table-cell office:value-type="float" office:value="9.34218e-9">
            <text:p>9.34218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7.86565e-8">
            <text:p>7.86565e-8</text:p>
          </table:table-cell>
          <table:table-cell office:value-type="float" office:value="9.99358e-9">
            <text:p>9.99358e-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8.93099e-8">
            <text:p>8.93099e-8</text:p>
          </table:table-cell>
          <table:table-cell office:value-type="float" office:value="1.0605e-8">
            <text:p>1.0605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9.99634e-8">
            <text:p>9.99634e-8</text:p>
          </table:table-cell>
          <table:table-cell office:value-type="float" office:value="1.11831e-8">
            <text:p>1.11831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10617e-7">
            <text:p>1.10617e-7</text:p>
          </table:table-cell>
          <table:table-cell office:value-type="float" office:value="1.17328e-8">
            <text:p>1.17328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2127e-7">
            <text:p>1.2127e-7</text:p>
          </table:table-cell>
          <table:table-cell office:value-type="float" office:value="1.22578e-8">
            <text:p>1.22578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31924e-7">
            <text:p>1.31924e-7</text:p>
          </table:table-cell>
          <table:table-cell office:value-type="float" office:value="1.27612e-8">
            <text:p>1.27612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42577e-7">
            <text:p>1.42577e-7</text:p>
          </table:table-cell>
          <table:table-cell office:value-type="float" office:value="1.32455e-8">
            <text:p>1.32455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53231e-7">
            <text:p>1.53231e-7</text:p>
          </table:table-cell>
          <table:table-cell office:value-type="float" office:value="1.37127e-8">
            <text:p>1.37127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63884e-7">
            <text:p>1.63884e-7</text:p>
          </table:table-cell>
          <table:table-cell office:value-type="float" office:value="1.41645e-8">
            <text:p>1.41645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74538e-7">
            <text:p>1.74538e-7</text:p>
          </table:table-cell>
          <table:table-cell office:value-type="float" office:value="1.46024e-8">
            <text:p>1.46024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85191e-7">
            <text:p>1.85191e-7</text:p>
          </table:table-cell>
          <table:table-cell office:value-type="float" office:value="1.50275e-8">
            <text:p>1.50275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1.95845e-7">
            <text:p>1.95845e-7</text:p>
          </table:table-cell>
          <table:table-cell office:value-type="float" office:value="1.54408e-8">
            <text:p>1.54408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2.06498e-7">
            <text:p>2.06498e-7</text:p>
          </table:table-cell>
          <table:table-cell office:value-type="float" office:value="1.58434e-8">
            <text:p>1.58434e-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.030888">
            <text:p>0.030888</text:p>
          </table:table-cell>
          <table:table-cell office:value-type="float" office:value="0.0101937">
            <text:p>0.0101937</text:p>
          </table:table-cell>
          <table:table-cell office:value-type="float" office:value="1.06535e-8">
            <text:p>1.06535e-8</text:p>
          </table:table-cell>
          <table:table-cell office:value-type="float" office:value="3.54898e-9">
            <text:p>3.54898e-9</text:p>
          </table:table-cell>
          <table:table-cell office:value-type="float" office:value="2.17152e-7">
            <text:p>2.17152e-7</text:p>
          </table:table-cell>
          <table:table-cell office:value-type="float" office:value="1.62361e-8">
            <text:p>1.62361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.0244571">
            <text:p>0.0244571</text:p>
          </table:table-cell>
          <table:table-cell office:value-type="float" office:value="0.00841887">
            <text:p>0.00841887</text:p>
          </table:table-cell>
          <table:table-cell office:value-type="float" office:value="8.8519e-9">
            <text:p>8.8519e-9</text:p>
          </table:table-cell>
          <table:table-cell office:value-type="float" office:value="3.16883e-9">
            <text:p>3.16883e-9</text:p>
          </table:table-cell>
          <table:table-cell office:value-type="float" office:value="8.8519e-9">
            <text:p>8.8519e-9</text:p>
          </table:table-cell>
          <table:table-cell office:value-type="float" office:value="3.16883e-9">
            <text:p>3.16883e-9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2.01064e-8">
            <text:p>2.01064e-8</text:p>
          </table:table-cell>
          <table:table-cell office:value-type="float" office:value="5.1289e-9">
            <text:p>5.1289e-9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3.1361e-8">
            <text:p>3.1361e-8</text:p>
          </table:table-cell>
          <table:table-cell office:value-type="float" office:value="6.52456e-9">
            <text:p>6.52456e-9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4.26155e-8">
            <text:p>4.26155e-8</text:p>
          </table:table-cell>
          <table:table-cell office:value-type="float" office:value="7.67033e-9">
            <text:p>7.67033e-9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5.387e-8">
            <text:p>5.387e-8</text:p>
          </table:table-cell>
          <table:table-cell office:value-type="float" office:value="8.66592e-9">
            <text:p>8.66592e-9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6.51246e-8">
            <text:p>6.51246e-8</text:p>
          </table:table-cell>
          <table:table-cell office:value-type="float" office:value="9.55836e-9">
            <text:p>9.55836e-9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7.63791e-8">
            <text:p>7.63791e-8</text:p>
          </table:table-cell>
          <table:table-cell office:value-type="float" office:value="1.03743e-8">
            <text:p>1.03743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8.76337e-8">
            <text:p>8.76337e-8</text:p>
          </table:table-cell>
          <table:table-cell office:value-type="float" office:value="1.11306e-8">
            <text:p>1.11306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9.88882e-8">
            <text:p>9.88882e-8</text:p>
          </table:table-cell>
          <table:table-cell office:value-type="float" office:value="1.18387e-8">
            <text:p>1.18387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1.10143e-7">
            <text:p>1.10143e-7</text:p>
          </table:table-cell>
          <table:table-cell office:value-type="float" office:value="1.25068e-8">
            <text:p>1.25068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1.21397e-7">
            <text:p>1.21397e-7</text:p>
          </table:table-cell>
          <table:table-cell office:value-type="float" office:value="1.31409e-8">
            <text:p>1.31409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1.32652e-7">
            <text:p>1.32652e-7</text:p>
          </table:table-cell>
          <table:table-cell office:value-type="float" office:value="1.37458e-8">
            <text:p>1.37458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1.43906e-7">
            <text:p>1.43906e-7</text:p>
          </table:table-cell>
          <table:table-cell office:value-type="float" office:value="1.43252e-8">
            <text:p>1.43252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1.55161e-7">
            <text:p>1.55161e-7</text:p>
          </table:table-cell>
          <table:table-cell office:value-type="float" office:value="1.48821e-8">
            <text:p>1.48821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1.66415e-7">
            <text:p>1.66415e-7</text:p>
          </table:table-cell>
          <table:table-cell office:value-type="float" office:value="1.54188e-8">
            <text:p>1.54188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1.7767e-7">
            <text:p>1.7767e-7</text:p>
          </table:table-cell>
          <table:table-cell office:value-type="float" office:value="1.59375e-8">
            <text:p>1.59375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1.88924e-7">
            <text:p>1.88924e-7</text:p>
          </table:table-cell>
          <table:table-cell office:value-type="float" office:value="1.64398e-8">
            <text:p>1.64398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2.00179e-7">
            <text:p>2.00179e-7</text:p>
          </table:table-cell>
          <table:table-cell office:value-type="float" office:value="1.69273e-8">
            <text:p>1.69273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2.11434e-7">
            <text:p>2.11434e-7</text:p>
          </table:table-cell>
          <table:table-cell office:value-type="float" office:value="1.7401e-8">
            <text:p>1.7401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.0312086">
            <text:p>0.0312086</text:p>
          </table:table-cell>
          <table:table-cell office:value-type="float" office:value="0.0107488">
            <text:p>0.0107488</text:p>
          </table:table-cell>
          <table:table-cell office:value-type="float" office:value="1.12545e-8">
            <text:p>1.12545e-8</text:p>
          </table:table-cell>
          <table:table-cell office:value-type="float" office:value="4.03289e-9">
            <text:p>4.03289e-9</text:p>
          </table:table-cell>
          <table:table-cell office:value-type="float" office:value="2.22688e-7">
            <text:p>2.22688e-7</text:p>
          </table:table-cell>
          <table:table-cell office:value-type="float" office:value="1.78623e-8">
            <text:p>1.78623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0.0508259">
            <text:p>0.0508259</text:p>
          </table:table-cell>
          <table:table-cell office:value-type="float" office:value="0.0177457">
            <text:p>0.0177457</text:p>
          </table:table-cell>
          <table:table-cell office:value-type="float" office:value="1.82728e-8">
            <text:p>1.82728e-8</text:p>
          </table:table-cell>
          <table:table-cell office:value-type="float" office:value="6.63611e-9">
            <text:p>6.63611e-9</text:p>
          </table:table-cell>
          <table:table-cell office:value-type="float" office:value="1.82728e-8">
            <text:p>1.82728e-8</text:p>
          </table:table-cell>
          <table:table-cell office:value-type="float" office:value="6.63611e-9">
            <text:p>6.63611e-9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3.16644e-8">
            <text:p>3.16644e-8</text:p>
          </table:table-cell>
          <table:table-cell office:value-type="float" office:value="8.22981e-9">
            <text:p>8.22981e-9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4.50561e-8">
            <text:p>4.50561e-8</text:p>
          </table:table-cell>
          <table:table-cell office:value-type="float" office:value="9.56146e-9">
            <text:p>9.56146e-9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5.84477e-8">
            <text:p>5.84477e-8</text:p>
          </table:table-cell>
          <table:table-cell office:value-type="float" office:value="1.07291e-8">
            <text:p>1.07291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7.18394e-8">
            <text:p>7.18394e-8</text:p>
          </table:table-cell>
          <table:table-cell office:value-type="float" office:value="1.17816e-8">
            <text:p>1.17816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8.5231e-8">
            <text:p>8.5231e-8</text:p>
          </table:table-cell>
          <table:table-cell office:value-type="float" office:value="1.27474e-8">
            <text:p>1.27474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9.86227e-8">
            <text:p>9.86227e-8</text:p>
          </table:table-cell>
          <table:table-cell office:value-type="float" office:value="1.36451e-8">
            <text:p>1.36451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1.12014e-7">
            <text:p>1.12014e-7</text:p>
          </table:table-cell>
          <table:table-cell office:value-type="float" office:value="1.44872e-8">
            <text:p>1.44872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1.25406e-7">
            <text:p>1.25406e-7</text:p>
          </table:table-cell>
          <table:table-cell office:value-type="float" office:value="1.52831e-8">
            <text:p>1.52831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1.38798e-7">
            <text:p>1.38798e-7</text:p>
          </table:table-cell>
          <table:table-cell office:value-type="float" office:value="1.60394e-8">
            <text:p>1.60394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1.52189e-7">
            <text:p>1.52189e-7</text:p>
          </table:table-cell>
          <table:table-cell office:value-type="float" office:value="1.67617e-8">
            <text:p>1.67617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1.65581e-7">
            <text:p>1.65581e-7</text:p>
          </table:table-cell>
          <table:table-cell office:value-type="float" office:value="1.74542e-8">
            <text:p>1.74542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1.78973e-7">
            <text:p>1.78973e-7</text:p>
          </table:table-cell>
          <table:table-cell office:value-type="float" office:value="1.81201e-8">
            <text:p>1.81201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1.92364e-7">
            <text:p>1.92364e-7</text:p>
          </table:table-cell>
          <table:table-cell office:value-type="float" office:value="1.87625e-8">
            <text:p>1.87625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2.05756e-7">
            <text:p>2.05756e-7</text:p>
          </table:table-cell>
          <table:table-cell office:value-type="float" office:value="1.93836e-8">
            <text:p>1.93836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2.19147e-7">
            <text:p>2.19147e-7</text:p>
          </table:table-cell>
          <table:table-cell office:value-type="float" office:value="1.99854e-8">
            <text:p>1.99854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2.32539e-7">
            <text:p>2.32539e-7</text:p>
          </table:table-cell>
          <table:table-cell office:value-type="float" office:value="2.05695e-8">
            <text:p>2.05695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2.45931e-7">
            <text:p>2.45931e-7</text:p>
          </table:table-cell>
          <table:table-cell office:value-type="float" office:value="2.11376e-8">
            <text:p>2.11376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2.59322e-7">
            <text:p>2.59322e-7</text:p>
          </table:table-cell>
          <table:table-cell office:value-type="float" office:value="2.16908e-8">
            <text:p>2.16908e-8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0.037068">
            <text:p>0.037068</text:p>
          </table:table-cell>
          <table:table-cell office:value-type="float" office:value="0.0129447">
            <text:p>0.0129447</text:p>
          </table:table-cell>
          <table:table-cell office:value-type="float" office:value="1.33916e-8">
            <text:p>1.33916e-8</text:p>
          </table:table-cell>
          <table:table-cell office:value-type="float" office:value="4.86742e-9">
            <text:p>4.86742e-9</text:p>
          </table:table-cell>
          <table:table-cell office:value-type="float" office:value="2.72714e-7">
            <text:p>2.72714e-7</text:p>
          </table:table-cell>
          <table:table-cell office:value-type="float" office:value="2.22302e-8">
            <text:p>2.22302e-8</text:p>
          </table:table-cell>
        </table:table-row>
      </table:table>
      <table:table table:name="HI and CR values for Cd        ">
        <table:table-row>
          <table:table-cell table:number-columns-spanned="9" table:number-rows-spanned="1" office:value-type="string">
            <text:p>Initial 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180053">
            <text:p>0.180053</text:p>
          </table:table-cell>
          <table:table-cell office:value-type="float" office:value="0.0660087">
            <text:p>0.0660087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7008">
            <text:p>0.27008</text:p>
          </table:table-cell>
          <table:table-cell office:value-type="float" office:value="0.0872656">
            <text:p>0.087265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7008">
            <text:p>0.27008</text:p>
          </table:table-cell>
          <table:table-cell office:value-type="float" office:value="0.0872656">
            <text:p>0.087265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7008">
            <text:p>0.27008</text:p>
          </table:table-cell>
          <table:table-cell office:value-type="float" office:value="0.0872656">
            <text:p>0.087265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27008">
            <text:p>0.27008</text:p>
          </table:table-cell>
          <table:table-cell office:value-type="float" office:value="0.0872656">
            <text:p>0.087265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495147">
            <text:p>0.495147</text:p>
          </table:table-cell>
          <table:table-cell office:value-type="float" office:value="0.176774">
            <text:p>0.1767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.297088">
            <text:p>0.297088</text:p>
          </table:table-cell>
          <table:table-cell office:value-type="float" office:value="0.103844">
            <text:p>0.10384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97088">
            <text:p>0.297088</text:p>
          </table:table-cell>
          <table:table-cell office:value-type="float" office:value="0.103844">
            <text:p>0.10384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297088">
            <text:p>0.297088</text:p>
          </table:table-cell>
          <table:table-cell office:value-type="float" office:value="0.103844">
            <text:p>0.10384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297088">
            <text:p>0.297088</text:p>
          </table:table-cell>
          <table:table-cell office:value-type="float" office:value="0.103844">
            <text:p>0.10384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80053">
            <text:p>0.180053</text:p>
          </table:table-cell>
          <table:table-cell office:value-type="float" office:value="0.0660087">
            <text:p>0.0660087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7008">
            <text:p>0.27008</text:p>
          </table:table-cell>
          <table:table-cell office:value-type="float" office:value="0.0872656">
            <text:p>0.087265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7008">
            <text:p>0.27008</text:p>
          </table:table-cell>
          <table:table-cell office:value-type="float" office:value="0.0872656">
            <text:p>0.087265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27008">
            <text:p>0.27008</text:p>
          </table:table-cell>
          <table:table-cell office:value-type="float" office:value="0.0872656">
            <text:p>0.087265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.495147">
            <text:p>0.495147</text:p>
          </table:table-cell>
          <table:table-cell office:value-type="float" office:value="0.176774">
            <text:p>0.1767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97088">
            <text:p>0.297088</text:p>
          </table:table-cell>
          <table:table-cell office:value-type="float" office:value="0.103844">
            <text:p>0.10384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297088">
            <text:p>0.297088</text:p>
          </table:table-cell>
          <table:table-cell office:value-type="float" office:value="0.103844">
            <text:p>0.10384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297088">
            <text:p>0.297088</text:p>
          </table:table-cell>
          <table:table-cell office:value-type="float" office:value="0.103844">
            <text:p>0.10384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80053">
            <text:p>0.180053</text:p>
          </table:table-cell>
          <table:table-cell office:value-type="float" office:value="0.0660087">
            <text:p>0.0660087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7008">
            <text:p>0.27008</text:p>
          </table:table-cell>
          <table:table-cell office:value-type="float" office:value="0.0872656">
            <text:p>0.087265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27008">
            <text:p>0.27008</text:p>
          </table:table-cell>
          <table:table-cell office:value-type="float" office:value="0.0872656">
            <text:p>0.087265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495147">
            <text:p>0.495147</text:p>
          </table:table-cell>
          <table:table-cell office:value-type="float" office:value="0.176774">
            <text:p>0.1767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297088">
            <text:p>0.297088</text:p>
          </table:table-cell>
          <table:table-cell office:value-type="float" office:value="0.103844">
            <text:p>0.10384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297088">
            <text:p>0.297088</text:p>
          </table:table-cell>
          <table:table-cell office:value-type="float" office:value="0.103844">
            <text:p>0.10384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26075">
            <text:p>0.126075</text:p>
          </table:table-cell>
          <table:table-cell office:value-type="float" office:value="0.0462199">
            <text:p>0.046219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89113">
            <text:p>0.189113</text:p>
          </table:table-cell>
          <table:table-cell office:value-type="float" office:value="0.0611042">
            <text:p>0.061104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346707">
            <text:p>0.346707</text:p>
          </table:table-cell>
          <table:table-cell office:value-type="float" office:value="0.123779">
            <text:p>0.12377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208024">
            <text:p>0.208024</text:p>
          </table:table-cell>
          <table:table-cell office:value-type="float" office:value="0.0727126">
            <text:p>0.072712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0930382">
            <text:p>0.0930382</text:p>
          </table:table-cell>
          <table:table-cell office:value-type="float" office:value="0.0341084">
            <text:p>0.034108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139557">
            <text:p>0.139557</text:p>
          </table:table-cell>
          <table:table-cell office:value-type="float" office:value="0.0450923">
            <text:p>0.045092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255855">
            <text:p>0.255855</text:p>
          </table:table-cell>
          <table:table-cell office:value-type="float" office:value="0.0913434">
            <text:p>0.091343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153513">
            <text:p>0.153513</text:p>
          </table:table-cell>
          <table:table-cell office:value-type="float" office:value="0.0536588">
            <text:p>0.0536588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930444">
            <text:p>0.0930444</text:p>
          </table:table-cell>
          <table:table-cell office:value-type="float" office:value="0.0341106">
            <text:p>0.034110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255872">
            <text:p>0.255872</text:p>
          </table:table-cell>
          <table:table-cell office:value-type="float" office:value="0.0913495">
            <text:p>0.091349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930444">
            <text:p>0.0930444</text:p>
          </table:table-cell>
          <table:table-cell office:value-type="float" office:value="0.0341106">
            <text:p>0.0341106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139567">
            <text:p>0.139567</text:p>
          </table:table-cell>
          <table:table-cell office:value-type="float" office:value="0.0450953">
            <text:p>0.045095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255872">
            <text:p>0.255872</text:p>
          </table:table-cell>
          <table:table-cell office:value-type="float" office:value="0.0913495">
            <text:p>0.091349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153523">
            <text:p>0.153523</text:p>
          </table:table-cell>
          <table:table-cell office:value-type="float" office:value="0.0536624">
            <text:p>0.053662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840249">
            <text:p>0.0840249</text:p>
          </table:table-cell>
          <table:table-cell office:value-type="float" office:value="0.030804">
            <text:p>0.03080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126037">
            <text:p>0.126037</text:p>
          </table:table-cell>
          <table:table-cell office:value-type="float" office:value="0.0407239">
            <text:p>0.0407239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231069">
            <text:p>0.231069</text:p>
          </table:table-cell>
          <table:table-cell office:value-type="float" office:value="0.0824943">
            <text:p>0.0824943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.138641">
            <text:p>0.138641</text:p>
          </table:table-cell>
          <table:table-cell office:value-type="float" office:value="0.0484605">
            <text:p>0.0484605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.0660196">
            <text:p>0.0660196</text:p>
          </table:table-cell>
          <table:table-cell office:value-type="float" office:value="0.0242032">
            <text:p>0.0242032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.0990294">
            <text:p>0.0990294</text:p>
          </table:table-cell>
          <table:table-cell office:value-type="float" office:value="0.0319974">
            <text:p>0.0319974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0.181554">
            <text:p>0.181554</text:p>
          </table:table-cell>
          <table:table-cell office:value-type="float" office:value="0.064817">
            <text:p>0.064817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  <table:table-row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0.108932">
            <text:p>0.108932</text:p>
          </table:table-cell>
          <table:table-cell office:value-type="float" office:value="0.0380761">
            <text:p>0.0380761</text:p>
          </table:table-cell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6.4</meta:generator>
  </office:meta>
</office:document-meta>
</file>